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tab-stops>
          <style:tab-stop style:position="10.239cm"/>
        </style:tab-stops>
      </style:paragraph-properties>
      <style:text-properties officeooo:rsid="001df4c3" officeooo:paragraph-rsid="001ec891"/>
    </style:style>
    <style:style style:name="P2" style:family="paragraph" style:parent-style-name="Standard">
      <style:text-properties officeooo:rsid="001df4c3" officeooo:paragraph-rsid="001ec891"/>
    </style:style>
    <style:style style:name="P3" style:family="paragraph" style:parent-style-name="Standard">
      <style:paragraph-properties fo:text-align="center" style:justify-single-word="false"/>
      <style:text-properties fo:font-size="15pt" fo:font-weight="bold" officeooo:rsid="001df4c3" officeooo:paragraph-rsid="001df4c3" style:font-size-asian="15pt" style:font-weight-asian="bold" style:font-size-complex="15pt" style:font-weight-complex="bold"/>
    </style:style>
    <style:style style:name="P4" style:family="paragraph" style:parent-style-name="Standard">
      <style:paragraph-properties>
        <style:tab-stops>
          <style:tab-stop style:position="10.239cm"/>
        </style:tab-stops>
      </style:paragraph-properties>
      <style:text-properties fo:font-size="13pt" fo:font-weight="bold" officeooo:rsid="001ec891" officeooo:paragraph-rsid="001ec891" style:font-size-asian="13pt" style:font-weight-asian="bold" style:font-size-complex="13pt" style:font-weight-complex="bold"/>
    </style:style>
    <style:style style:name="P5" style:family="paragraph" style:parent-style-name="Standard">
      <style:paragraph-properties fo:text-align="center" style:justify-single-word="false">
        <style:tab-stops>
          <style:tab-stop style:position="10.239cm"/>
        </style:tab-stops>
      </style:paragraph-properties>
      <style:text-properties fo:font-size="13pt" fo:font-weight="bold" officeooo:rsid="0023b977" officeooo:paragraph-rsid="0023b977" style:font-size-asian="13pt" style:font-weight-asian="bold" style:font-size-complex="13pt" style:font-weight-complex="bold"/>
    </style:style>
    <style:style style:name="P6" style:family="paragraph" style:parent-style-name="Standard">
      <style:paragraph-properties>
        <style:tab-stops>
          <style:tab-stop style:position="10.239cm"/>
        </style:tab-stops>
      </style:paragraph-properties>
      <style:text-properties style:text-underline-style="none" officeooo:rsid="00208c08" officeooo:paragraph-rsid="00208c08"/>
    </style:style>
    <style:style style:name="P7" style:family="paragraph" style:parent-style-name="Standard">
      <style:paragraph-properties>
        <style:tab-stops>
          <style:tab-stop style:position="10.239cm"/>
        </style:tab-stops>
      </style:paragraph-properties>
      <style:text-properties style:text-underline-style="none" officeooo:rsid="0020e87a" officeooo:paragraph-rsid="0020e87a"/>
    </style:style>
    <style:style style:name="P8" style:family="paragraph" style:parent-style-name="Standard">
      <style:paragraph-properties>
        <style:tab-stops>
          <style:tab-stop style:position="10.239cm"/>
        </style:tab-stops>
      </style:paragraph-properties>
      <style:text-properties style:text-underline-style="none" officeooo:rsid="0020e87a" officeooo:paragraph-rsid="0023b977"/>
    </style:style>
    <style:style style:name="P9" style:family="paragraph" style:parent-style-name="Standard">
      <style:paragraph-properties>
        <style:tab-stops>
          <style:tab-stop style:position="10.239cm"/>
        </style:tab-stops>
      </style:paragraph-properties>
      <style:text-properties style:text-underline-style="none" officeooo:rsid="00251a6b" officeooo:paragraph-rsid="00251a6b"/>
    </style:style>
    <style:style style:name="P10" style:family="paragraph" style:parent-style-name="Standard">
      <style:paragraph-properties>
        <style:tab-stops>
          <style:tab-stop style:position="10.239cm"/>
        </style:tab-stops>
      </style:paragraph-properties>
      <style:text-properties style:text-underline-style="none" officeooo:rsid="001df4c3" officeooo:paragraph-rsid="0027ff3f" fo:background-color="transparent"/>
    </style:style>
    <style:style style:name="P11" style:family="paragraph" style:parent-style-name="Standard">
      <style:paragraph-properties fo:text-align="center" style:justify-single-word="false">
        <style:tab-stops>
          <style:tab-stop style:position="10.239cm"/>
        </style:tab-stops>
      </style:paragraph-properties>
      <style:text-properties style:text-underline-style="none" fo:font-weight="bold" officeooo:rsid="0023b977" officeooo:paragraph-rsid="0023b977" style:font-weight-asian="bold" style:font-weight-complex="bold"/>
    </style:style>
    <style:style style:name="P12" style:family="paragraph" style:parent-style-name="Standard">
      <style:text-properties officeooo:paragraph-rsid="001ec891"/>
    </style:style>
    <style:style style:name="P13" style:family="paragraph" style:parent-style-name="Standard">
      <style:paragraph-properties>
        <style:tab-stops>
          <style:tab-stop style:position="10.239cm"/>
        </style:tab-stops>
      </style:paragraph-properties>
      <style:text-properties style:font-name="Liberation Serif" fo:font-size="12pt" officeooo:rsid="001ec891" officeooo:paragraph-rsid="001ec891" style:font-size-asian="12pt" style:font-size-complex="12pt"/>
    </style:style>
    <style:style style:name="P14" style:family="paragraph" style:parent-style-name="Standard">
      <style:text-properties style:font-name="Liberation Serif" fo:font-size="12pt" officeooo:rsid="001ec891" officeooo:paragraph-rsid="001ec891" style:font-size-asian="12pt" style:font-size-complex="12pt"/>
    </style:style>
    <style:style style:name="P15" style:family="paragraph" style:parent-style-name="Standard">
      <style:text-properties style:font-name="Liberation Serif" fo:font-size="12pt" officeooo:rsid="001df4c3" officeooo:paragraph-rsid="001df4c3" style:font-size-asian="12pt" style:font-size-complex="12pt"/>
    </style:style>
    <style:style style:name="P16" style:family="paragraph" style:parent-style-name="Standard">
      <style:text-properties style:font-name="Liberation Serif" fo:font-size="12pt" officeooo:rsid="001e2195" officeooo:paragraph-rsid="001e2195" style:font-size-asian="12pt" style:font-size-complex="12pt"/>
    </style:style>
    <style:style style:name="P17" style:family="paragraph" style:parent-style-name="Standard">
      <style:text-properties style:font-name="Liberation Serif" officeooo:rsid="001df4c3" officeooo:paragraph-rsid="001df4c3"/>
    </style:style>
    <style:style style:name="P18" style:family="paragraph" style:parent-style-name="Standard">
      <style:text-properties style:font-name="Liberation Serif" officeooo:rsid="001df4c3" officeooo:paragraph-rsid="001e2195"/>
    </style:style>
    <style:style style:name="P19" style:family="paragraph" style:parent-style-name="Standard">
      <style:paragraph-properties>
        <style:tab-stops>
          <style:tab-stop style:position="10.239cm"/>
        </style:tab-stops>
      </style:paragraph-properties>
      <style:text-properties officeooo:rsid="0020e87a" officeooo:paragraph-rsid="0020e87a"/>
    </style:style>
    <style:style style:name="P20" style:family="paragraph" style:parent-style-name="Standard">
      <style:text-properties fo:font-weight="bold" officeooo:rsid="0007eeb9" officeooo:paragraph-rsid="00364626" style:font-weight-asian="bold" style:font-weight-complex="bold"/>
    </style:style>
    <style:style style:name="P21" style:family="paragraph" style:parent-style-name="Standard">
      <style:text-properties fo:font-weight="bold" officeooo:rsid="0009d323" officeooo:paragraph-rsid="00364626" style:font-weight-asian="bold" style:font-weight-complex="bold"/>
    </style:style>
    <style:style style:name="P22" style:family="paragraph" style:parent-style-name="Standard">
      <style:text-properties fo:font-weight="bold" officeooo:rsid="000a762a" officeooo:paragraph-rsid="00364626" style:font-weight-asian="bold" style:font-weight-complex="bold"/>
    </style:style>
    <style:style style:name="P23" style:family="paragraph" style:parent-style-name="Standard">
      <style:text-properties officeooo:rsid="0007eeb9" officeooo:paragraph-rsid="00364626"/>
    </style:style>
    <style:style style:name="P24" style:family="paragraph" style:parent-style-name="Standard">
      <style:text-properties fo:font-size="10pt" officeooo:rsid="0007eeb9" officeooo:paragraph-rsid="00364626" style:font-size-asian="10pt" style:font-size-complex="10pt"/>
    </style:style>
    <style:style style:name="P25" style:family="paragraph" style:parent-style-name="Standard">
      <style:text-properties officeooo:rsid="0009d303" officeooo:paragraph-rsid="00364626"/>
    </style:style>
    <style:style style:name="P26" style:family="paragraph" style:parent-style-name="Standard">
      <style:text-properties officeooo:rsid="0009d323" officeooo:paragraph-rsid="00364626"/>
    </style:style>
    <style:style style:name="P27" style:family="paragraph" style:parent-style-name="Standard">
      <style:text-properties officeooo:rsid="000a762a" officeooo:paragraph-rsid="00364626"/>
    </style:style>
    <style:style style:name="P28" style:family="paragraph" style:parent-style-name="Standard">
      <style:text-properties officeooo:rsid="000ad2e1" officeooo:paragraph-rsid="00364626"/>
    </style:style>
    <style:style style:name="P29" style:family="paragraph" style:parent-style-name="Standard">
      <style:text-properties fo:font-style="italic" officeooo:rsid="000a762a" officeooo:paragraph-rsid="00364626" style:font-style-asian="italic" style:font-style-complex="italic"/>
    </style:style>
    <style:style style:name="P30" style:family="paragraph" style:parent-style-name="Standard">
      <style:text-properties fo:font-style="italic" officeooo:rsid="0007eeb9" officeooo:paragraph-rsid="00364626" style:font-style-asian="italic" style:font-style-complex="italic"/>
    </style:style>
    <style:style style:name="P31" style:family="paragraph" style:parent-style-name="Text_20_body">
      <style:text-properties style:font-name="Liberation Serif"/>
    </style:style>
    <style:style style:name="P32" style:family="paragraph" style:parent-style-name="Text_20_body">
      <style:text-properties style:font-name="Liberation Serif" fo:font-size="12pt" style:font-size-asian="12pt" style:font-size-complex="12pt"/>
    </style:style>
    <style:style style:name="P33" style:family="paragraph" style:parent-style-name="Text_20_body">
      <style:text-properties style:font-name="Liberation Serif" fo:font-size="12pt" officeooo:paragraph-rsid="00221bf7" style:font-size-asian="12pt" style:font-size-complex="12pt"/>
    </style:style>
    <style:style style:name="P34" style:family="paragraph" style:parent-style-name="Text_20_body">
      <style:text-properties style:font-name="Liberation Serif" fo:font-size="12pt" officeooo:paragraph-rsid="0022405a" style:font-size-asian="12pt" style:font-size-complex="12pt"/>
    </style:style>
    <style:style style:name="P35" style:family="paragraph" style:parent-style-name="Text_20_body">
      <style:text-properties style:font-name="Liberation Serif" fo:font-size="12pt" fo:font-style="italic" style:text-underline-style="solid" style:text-underline-width="auto" style:text-underline-color="font-color" officeooo:paragraph-rsid="0022405a" style:font-size-asian="12pt" style:font-style-asian="italic" style:font-size-complex="12pt" style:font-style-complex="italic"/>
    </style:style>
    <style:style style:name="P36" style:family="paragraph" style:parent-style-name="Text_20_body">
      <style:text-properties style:font-name="Liberation Serif" fo:font-size="12pt" fo:font-style="italic" style:text-underline-style="solid" style:text-underline-width="auto" style:text-underline-color="font-color" officeooo:rsid="001df4c3" officeooo:paragraph-rsid="00221bf7" style:font-size-asian="12pt" style:font-style-asian="italic" style:font-size-complex="12pt" style:font-style-complex="italic"/>
    </style:style>
    <style:style style:name="P37" style:family="paragraph" style:parent-style-name="Text_20_body">
      <style:text-properties style:font-name="Liberation Serif" fo:font-size="12pt" fo:font-style="italic" style:text-underline-style="solid" style:text-underline-width="auto" style:text-underline-color="font-color" officeooo:rsid="0022405a" officeooo:paragraph-rsid="0022405a" style:font-size-asian="12pt" style:font-style-asian="italic" style:font-size-complex="12pt" style:font-style-complex="italic"/>
    </style:style>
    <style:style style:name="P38" style:family="paragraph" style:parent-style-name="Text_20_body">
      <style:text-properties style:font-name="Liberation Serif" fo:font-size="12pt" fo:font-style="italic" style:text-underline-style="solid" style:text-underline-width="auto" style:text-underline-color="font-color" fo:font-weight="normal" officeooo:rsid="001df4c3" officeooo:paragraph-rsid="00221bf7" style:font-size-asian="12pt" style:font-style-asian="italic" style:font-weight-asian="normal" style:font-size-complex="12pt" style:font-style-complex="italic" style:font-weight-complex="normal"/>
    </style:style>
    <style:style style:name="P39" style:family="paragraph" style:parent-style-name="Text_20_body">
      <style:text-properties style:font-name="Liberation Serif" fo:font-size="12pt" fo:font-style="italic" style:font-size-asian="12pt" style:font-style-asian="italic" style:font-size-complex="12pt" style:font-style-complex="italic"/>
    </style:style>
    <style:style style:name="P40" style:family="paragraph" style:parent-style-name="Text_20_body">
      <style:text-properties style:font-name="Liberation Serif" fo:font-size="12pt" fo:font-style="italic" officeooo:paragraph-rsid="0022405a" style:font-size-asian="12pt" style:font-style-asian="italic" style:font-size-complex="12pt" style:font-style-complex="italic"/>
    </style:style>
    <style:style style:name="P41" style:family="paragraph" style:parent-style-name="Text_20_body">
      <style:text-properties style:font-name="Liberation Serif" fo:background-color="transparent"/>
    </style:style>
    <style:style style:name="P42" style:family="paragraph" style:parent-style-name="Text_20_body">
      <style:paragraph-properties>
        <style:tab-stops>
          <style:tab-stop style:position="10.239cm"/>
        </style:tab-stops>
      </style:paragraph-properties>
      <style:text-properties style:text-underline-style="none" officeooo:rsid="0020e87a" officeooo:paragraph-rsid="0020e87a"/>
    </style:style>
    <style:style style:name="P43" style:family="paragraph" style:parent-style-name="Text_20_body">
      <style:text-properties officeooo:paragraph-rsid="00251a6b"/>
    </style:style>
    <style:style style:name="P44" style:family="paragraph" style:parent-style-name="Preformatted_20_Text">
      <style:text-properties style:font-name="Liberation Serif" fo:font-size="12pt" officeooo:rsid="001df4c3" officeooo:paragraph-rsid="001df4c3" style:font-size-asian="12pt" style:font-size-complex="12pt"/>
    </style:style>
    <style:style style:name="P45" style:family="paragraph" style:parent-style-name="Preformatted_20_Text">
      <style:text-properties style:font-name="Liberation Serif" fo:font-size="12pt" officeooo:rsid="001df4c3" officeooo:paragraph-rsid="001ec891" style:font-size-asian="12pt" style:font-size-complex="12pt"/>
    </style:style>
    <style:style style:name="P46" style:family="paragraph" style:parent-style-name="Preformatted_20_Text">
      <style:text-properties style:font-name="Liberation Serif" fo:font-size="12pt" officeooo:paragraph-rsid="001ec891" style:font-size-asian="12pt" style:font-size-complex="12pt"/>
    </style:style>
    <style:style style:name="P47" style:family="paragraph" style:parent-style-name="Preformatted_20_Text">
      <style:paragraph-properties>
        <style:tab-stops>
          <style:tab-stop style:position="10.239cm"/>
        </style:tab-stops>
      </style:paragraph-properties>
      <style:text-properties style:text-underline-style="none" officeooo:rsid="0020e87a" officeooo:paragraph-rsid="0023b977"/>
    </style:style>
    <style:style style:name="P48" style:family="paragraph" style:parent-style-name="Preformatted_20_Text">
      <style:paragraph-properties>
        <style:tab-stops>
          <style:tab-stop style:position="10.239cm"/>
        </style:tab-stops>
      </style:paragraph-properties>
      <style:text-properties style:text-underline-style="none" officeooo:rsid="00251a6b" officeooo:paragraph-rsid="00251a6b"/>
    </style:style>
    <style:style style:name="P49" style:family="paragraph" style:parent-style-name="Heading_20_2">
      <style:text-properties style:font-name="Liberation Serif" fo:font-size="12pt" fo:font-style="italic" style:text-underline-style="solid" style:text-underline-width="auto" style:text-underline-color="font-color" fo:font-weight="normal" officeooo:paragraph-rsid="001ec891" style:font-size-asian="12pt" style:font-style-asian="italic" style:font-weight-asian="normal" style:font-size-complex="12pt" style:font-style-complex="italic" style:font-weight-complex="normal"/>
    </style:style>
    <style:style style:name="P50" style:family="paragraph" style:parent-style-name="Preformatted_20_Text">
      <style:paragraph-properties fo:margin-top="0cm" fo:margin-bottom="0.499cm" loext:contextual-spacing="false"/>
    </style:style>
    <style:style style:name="P51" style:family="paragraph" style:parent-style-name="Preformatted_20_Text">
      <style:paragraph-properties fo:margin-top="0cm" fo:margin-bottom="0.499cm" loext:contextual-spacing="false"/>
      <style:text-properties officeooo:paragraph-rsid="0025787b"/>
    </style:style>
    <style:style style:name="P52" style:family="paragraph" style:parent-style-name="Preformatted_20_Text">
      <style:paragraph-properties fo:margin-top="0cm" fo:margin-bottom="0.499cm" loext:contextual-spacing="false"/>
      <style:text-properties officeooo:paragraph-rsid="002ddb58"/>
    </style:style>
    <style:style style:name="P53" style:family="paragraph" style:parent-style-name="Standard">
      <style:paragraph-properties fo:margin-top="0cm" fo:margin-bottom="0cm" loext:contextual-spacing="false">
        <style:tab-stops>
          <style:tab-stop style:position="10.239cm"/>
        </style:tab-stops>
      </style:paragraph-properties>
      <style:text-properties style:text-underline-style="none" officeooo:rsid="001df4c3" officeooo:paragraph-rsid="0027ff3f" fo:background-color="transparent"/>
    </style:style>
    <style:style style:name="P54" style:family="paragraph" style:parent-style-name="Standard">
      <style:paragraph-properties fo:margin-top="0cm" fo:margin-bottom="0cm" loext:contextual-spacing="false">
        <style:tab-stops>
          <style:tab-stop style:position="10.239cm"/>
        </style:tab-stops>
      </style:paragraph-properties>
      <style:text-properties style:text-underline-style="none" officeooo:rsid="001df4c3" officeooo:paragraph-rsid="002b2696" fo:background-color="transparent"/>
    </style:style>
    <style:style style:name="P55" style:family="paragraph" style:parent-style-name="Standard">
      <style:paragraph-properties fo:margin-top="0cm" fo:margin-bottom="0cm" loext:contextual-spacing="false">
        <style:tab-stops>
          <style:tab-stop style:position="10.239cm"/>
        </style:tab-stops>
      </style:paragraph-properties>
      <style:text-properties style:text-underline-style="none" officeooo:rsid="00251a6b" officeooo:paragraph-rsid="0027ff3f"/>
    </style:style>
    <style:style style:name="P56" style:family="paragraph" style:parent-style-name="Standard">
      <style:paragraph-properties fo:margin-top="0cm" fo:margin-bottom="0cm" loext:contextual-spacing="false">
        <style:tab-stops>
          <style:tab-stop style:position="10.239cm"/>
        </style:tab-stops>
      </style:paragraph-properties>
      <style:text-properties style:text-underline-style="none" officeooo:rsid="00251a6b" officeooo:paragraph-rsid="002b2696"/>
    </style:style>
    <style:style style:name="P57"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bold" officeooo:rsid="0027ff3f" officeooo:paragraph-rsid="0027ff3f" style:font-weight-asian="bold" style:font-weight-complex="bold"/>
    </style:style>
    <style:style style:name="P58"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bold" officeooo:rsid="0027ff3f" officeooo:paragraph-rsid="002bb3a4" style:font-weight-asian="bold" style:font-weight-complex="bold"/>
    </style:style>
    <style:style style:name="P59" style:family="paragraph" style:parent-style-name="Standard">
      <style:paragraph-properties fo:margin-top="0cm" fo:margin-bottom="0cm" loext:contextual-spacing="false" fo:text-align="center" style:justify-single-word="false">
        <style:tab-stops>
          <style:tab-stop style:position="10.239cm"/>
        </style:tab-stops>
      </style:paragraph-properties>
      <style:text-properties style:text-underline-style="none" fo:font-weight="bold" officeooo:rsid="0027ff3f" officeooo:paragraph-rsid="002bb3a4" style:font-weight-asian="bold" style:font-weight-complex="bold"/>
    </style:style>
    <style:style style:name="P60" style:family="paragraph" style:parent-style-name="Standard">
      <style:paragraph-properties fo:margin-top="0cm" fo:margin-bottom="0cm" loext:contextual-spacing="false" fo:text-align="center" style:justify-single-word="false">
        <style:tab-stops>
          <style:tab-stop style:position="10.239cm"/>
        </style:tab-stops>
      </style:paragraph-properties>
      <style:text-properties style:text-underline-style="none" fo:font-weight="bold" officeooo:rsid="0027ff3f" officeooo:paragraph-rsid="0027ff3f" style:font-weight-asian="bold" style:font-weight-complex="bold"/>
    </style:style>
    <style:style style:name="P61"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bold" officeooo:rsid="002b2696" officeooo:paragraph-rsid="002b2696" style:font-weight-asian="bold" style:font-weight-complex="bold"/>
    </style:style>
    <style:style style:name="P62"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bold" officeooo:rsid="002c333b" officeooo:paragraph-rsid="002c333b" style:font-weight-asian="bold" style:font-weight-complex="bold"/>
    </style:style>
    <style:style style:name="P63"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bold" officeooo:rsid="002c333b" officeooo:paragraph-rsid="002ddb58" style:font-weight-asian="bold" style:font-weight-complex="bold"/>
    </style:style>
    <style:style style:name="P64" style:family="paragraph" style:parent-style-name="Standard">
      <style:paragraph-properties fo:margin-top="0cm" fo:margin-bottom="0cm" loext:contextual-spacing="false" fo:text-align="center" style:justify-single-word="false">
        <style:tab-stops>
          <style:tab-stop style:position="10.239cm"/>
        </style:tab-stops>
      </style:paragraph-properties>
      <style:text-properties style:text-underline-style="none" fo:font-weight="bold" officeooo:rsid="00328db4" officeooo:paragraph-rsid="00328db4" style:font-weight-asian="bold" style:font-weight-complex="bold"/>
    </style:style>
    <style:style style:name="P65" style:family="paragraph" style:parent-style-name="Standard">
      <style:paragraph-properties fo:margin-top="0cm" fo:margin-bottom="0cm" loext:contextual-spacing="false" fo:text-align="center" style:justify-single-word="false">
        <style:tab-stops>
          <style:tab-stop style:position="10.239cm"/>
        </style:tab-stops>
      </style:paragraph-properties>
      <style:text-properties style:text-underline-style="none" fo:font-weight="bold" officeooo:rsid="00375fc2" officeooo:paragraph-rsid="00375fc2" style:font-weight-asian="bold" style:font-weight-complex="bold"/>
    </style:style>
    <style:style style:name="P66" style:family="paragraph" style:parent-style-name="Standard">
      <style:paragraph-properties fo:margin-top="0cm" fo:margin-bottom="0cm" loext:contextual-spacing="false" fo:text-align="center" style:justify-single-word="false">
        <style:tab-stops>
          <style:tab-stop style:position="10.239cm"/>
        </style:tab-stops>
      </style:paragraph-properties>
      <style:text-properties style:text-underline-style="none" fo:font-weight="bold" officeooo:rsid="003c95b2" officeooo:paragraph-rsid="003c95b2" style:font-weight-asian="bold" style:font-weight-complex="bold"/>
    </style:style>
    <style:style style:name="P67" style:family="paragraph" style:parent-style-name="Standard">
      <style:paragraph-properties fo:margin-top="0cm" fo:margin-bottom="0cm" loext:contextual-spacing="false" fo:text-align="center" style:justify-single-word="false">
        <style:tab-stops>
          <style:tab-stop style:position="10.239cm"/>
        </style:tab-stops>
      </style:paragraph-properties>
      <style:text-properties style:text-underline-style="none" fo:font-weight="bold" officeooo:rsid="0042b7dd" officeooo:paragraph-rsid="0042b7dd" style:font-weight-asian="bold" style:font-weight-complex="bold"/>
    </style:style>
    <style:style style:name="P68"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29f9f8" officeooo:paragraph-rsid="0029f9f8" style:font-weight-asian="normal" style:font-weight-complex="normal"/>
    </style:style>
    <style:style style:name="P69"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29f9f8" officeooo:paragraph-rsid="002bb3a4" style:font-weight-asian="normal" style:font-weight-complex="normal"/>
    </style:style>
    <style:style style:name="P70"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2b2696" officeooo:paragraph-rsid="0029f9f8" style:font-weight-asian="normal" style:font-weight-complex="normal"/>
    </style:style>
    <style:style style:name="P71"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2b2696" officeooo:paragraph-rsid="002b2696" style:font-weight-asian="normal" style:font-weight-complex="normal"/>
    </style:style>
    <style:style style:name="P72"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2c333b" officeooo:paragraph-rsid="002c333b" style:font-weight-asian="normal" style:font-weight-complex="normal"/>
    </style:style>
    <style:style style:name="P73"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2c333b" officeooo:paragraph-rsid="002ddb58" style:font-weight-asian="normal" style:font-weight-complex="normal"/>
    </style:style>
    <style:style style:name="P74"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2c333b" officeooo:paragraph-rsid="0030bf39" style:font-weight-asian="normal" style:font-weight-complex="normal"/>
    </style:style>
    <style:style style:name="P75"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2c333b" officeooo:paragraph-rsid="00375fc2" style:font-weight-asian="normal" style:font-weight-complex="normal"/>
    </style:style>
    <style:style style:name="P76"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2c333b" officeooo:paragraph-rsid="003c95b2" style:font-weight-asian="normal" style:font-weight-complex="normal"/>
    </style:style>
    <style:style style:name="P77"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2c333b" officeooo:paragraph-rsid="0042b7dd" style:font-weight-asian="normal" style:font-weight-complex="normal"/>
    </style:style>
    <style:style style:name="P78"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0ad2e1" officeooo:paragraph-rsid="00364626" style:font-weight-asian="normal" style:font-weight-complex="normal"/>
    </style:style>
    <style:style style:name="P79"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375fc2" officeooo:paragraph-rsid="00375fc2" style:font-weight-asian="normal" style:font-weight-complex="normal"/>
    </style:style>
    <style:style style:name="P80"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38b378" officeooo:paragraph-rsid="0038b378" style:font-weight-asian="normal" style:font-weight-complex="normal"/>
    </style:style>
    <style:style style:name="P81"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38b378" officeooo:paragraph-rsid="003a313b" style:font-weight-asian="normal" style:font-weight-complex="normal"/>
    </style:style>
    <style:style style:name="P82"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38b378" officeooo:paragraph-rsid="003b2462" style:font-weight-asian="normal" style:font-weight-complex="normal"/>
    </style:style>
    <style:style style:name="P83"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3a313b" officeooo:paragraph-rsid="003a313b" style:font-weight-asian="normal" style:font-weight-complex="normal"/>
    </style:style>
    <style:style style:name="P84"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3b29dc" officeooo:paragraph-rsid="002bb3a4" style:font-weight-asian="normal" style:font-weight-complex="normal"/>
    </style:style>
    <style:style style:name="P85"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3c95b2" officeooo:paragraph-rsid="003c95b2" style:font-weight-asian="normal" style:font-weight-complex="normal"/>
    </style:style>
    <style:style style:name="P86"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3c95b2" officeooo:paragraph-rsid="0042b7dd" style:font-weight-asian="normal" style:font-weight-complex="normal"/>
    </style:style>
    <style:style style:name="P87"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3de986" officeooo:paragraph-rsid="003de986" style:font-weight-asian="normal" style:font-weight-complex="normal"/>
    </style:style>
    <style:style style:name="P88"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3fd9db" officeooo:paragraph-rsid="003fd9db" style:font-weight-asian="normal" style:font-weight-complex="normal"/>
    </style:style>
    <style:style style:name="P89"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40f225" officeooo:paragraph-rsid="0040f225" style:font-weight-asian="normal" style:font-weight-complex="normal"/>
    </style:style>
    <style:style style:name="P90"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1df4c3" officeooo:paragraph-rsid="002ddb58" fo:background-color="transparent" style:font-weight-asian="normal" style:font-weight-complex="normal"/>
    </style:style>
    <style:style style:name="P91"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1df4c3" officeooo:paragraph-rsid="00375fc2" fo:background-color="transparent" style:font-weight-asian="normal" style:font-weight-complex="normal"/>
    </style:style>
    <style:style style:name="P92"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1df4c3" officeooo:paragraph-rsid="003c95b2" fo:background-color="transparent" style:font-weight-asian="normal" style:font-weight-complex="normal"/>
    </style:style>
    <style:style style:name="P93"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1df4c3" officeooo:paragraph-rsid="0042b7dd" fo:background-color="transparent" style:font-weight-asian="normal" style:font-weight-complex="normal"/>
    </style:style>
    <style:style style:name="P94" style:family="paragraph" style:parent-style-name="Standard">
      <style:paragraph-properties fo:margin-top="0cm" fo:margin-bottom="0cm" loext:contextual-spacing="false">
        <style:tab-stops>
          <style:tab-stop style:position="10.239cm"/>
        </style:tab-stops>
      </style:paragraph-properties>
      <style:text-properties fo:font-style="italic" style:text-underline-style="none" fo:font-weight="normal" officeooo:rsid="002bb3a4" officeooo:paragraph-rsid="002bb3a4" style:font-style-asian="italic" style:font-weight-asian="normal" style:font-style-complex="italic" style:font-weight-complex="normal"/>
    </style:style>
    <style:style style:name="P95" style:family="paragraph" style:parent-style-name="Standard">
      <style:paragraph-properties fo:margin-top="0cm" fo:margin-bottom="0cm" loext:contextual-spacing="false">
        <style:tab-stops>
          <style:tab-stop style:position="10.239cm"/>
        </style:tab-stops>
      </style:paragraph-properties>
      <style:text-properties officeooo:paragraph-rsid="002ddb58"/>
    </style:style>
    <style:style style:name="P96" style:family="paragraph" style:parent-style-name="Standard">
      <style:paragraph-properties fo:margin-top="0cm" fo:margin-bottom="0cm" loext:contextual-spacing="false">
        <style:tab-stops>
          <style:tab-stop style:position="10.239cm"/>
        </style:tab-stops>
      </style:paragraph-properties>
      <style:text-properties style:font-name="Liberation Serif" style:text-underline-style="none" fo:font-weight="normal" officeooo:rsid="002c333b" officeooo:paragraph-rsid="002ddb58" style:font-weight-asian="normal" style:font-weight-complex="normal"/>
    </style:style>
    <style:style style:name="P97" style:family="paragraph" style:parent-style-name="Standard">
      <style:paragraph-properties fo:margin-top="0cm" fo:margin-bottom="0cm" loext:contextual-spacing="false">
        <style:tab-stops>
          <style:tab-stop style:position="10.239cm"/>
        </style:tab-stops>
      </style:paragraph-properties>
      <style:text-properties officeooo:rsid="0007eeb9" officeooo:paragraph-rsid="00328db4"/>
    </style:style>
    <style:style style:name="P98" style:family="paragraph" style:parent-style-name="Standard">
      <style:paragraph-properties fo:margin-top="0cm" fo:margin-bottom="0cm" loext:contextual-spacing="false">
        <style:tab-stops>
          <style:tab-stop style:position="10.239cm"/>
        </style:tab-stops>
      </style:paragraph-properties>
      <style:text-properties officeooo:rsid="0007eeb9" officeooo:paragraph-rsid="00375fc2"/>
    </style:style>
    <style:style style:name="P99" style:family="paragraph" style:parent-style-name="Standard">
      <style:paragraph-properties fo:margin-top="0cm" fo:margin-bottom="0cm" loext:contextual-spacing="false">
        <style:tab-stops>
          <style:tab-stop style:position="10.239cm"/>
        </style:tab-stops>
      </style:paragraph-properties>
      <style:text-properties fo:color="#006d6f" fo:font-style="italic" style:text-underline-style="none" fo:font-weight="normal" officeooo:rsid="0036b23e" officeooo:paragraph-rsid="0036b23e" style:font-style-asian="italic" style:font-weight-asian="normal" style:font-style-complex="italic" style:font-weight-complex="normal"/>
    </style:style>
    <style:style style:name="P100" style:family="paragraph" style:parent-style-name="Preformatted_20_Text">
      <style:paragraph-properties fo:margin-top="0cm" fo:margin-bottom="0cm" loext:contextual-spacing="false"/>
    </style:style>
    <style:style style:name="P101" style:family="paragraph" style:parent-style-name="Preformatted_20_Text">
      <style:paragraph-properties fo:margin-top="0cm" fo:margin-bottom="0cm" loext:contextual-spacing="false"/>
      <style:text-properties officeooo:paragraph-rsid="002b2696"/>
    </style:style>
    <style:style style:name="P102" style:family="paragraph" style:parent-style-name="Preformatted_20_Text">
      <style:paragraph-properties fo:margin-top="0cm" fo:margin-bottom="0cm" loext:contextual-spacing="false">
        <style:tab-stops>
          <style:tab-stop style:position="10.239cm"/>
        </style:tab-stops>
      </style:paragraph-properties>
      <style:text-properties style:text-underline-style="none" fo:font-weight="normal" officeooo:rsid="0029f9f8" officeooo:paragraph-rsid="002bb3a4" style:font-weight-asian="normal" style:font-weight-complex="normal"/>
    </style:style>
    <style:style style:name="P103" style:family="paragraph" style:parent-style-name="Preformatted_20_Text">
      <style:paragraph-properties fo:margin-top="0cm" fo:margin-bottom="0cm" loext:contextual-spacing="false">
        <style:tab-stops>
          <style:tab-stop style:position="10.239cm"/>
        </style:tab-stops>
      </style:paragraph-properties>
      <style:text-properties style:text-underline-style="none" fo:font-weight="normal" officeooo:rsid="002c333b" officeooo:paragraph-rsid="002c333b" style:font-weight-asian="normal" style:font-weight-complex="normal"/>
    </style:style>
    <style:style style:name="P104" style:family="paragraph" style:parent-style-name="Preformatted_20_Text">
      <style:paragraph-properties fo:margin-top="0cm" fo:margin-bottom="0cm" loext:contextual-spacing="false">
        <style:tab-stops>
          <style:tab-stop style:position="10.239cm"/>
        </style:tab-stops>
      </style:paragraph-properties>
      <style:text-properties style:text-underline-style="none" fo:font-weight="normal" officeooo:rsid="002c333b" officeooo:paragraph-rsid="002ddb58" style:font-weight-asian="normal" style:font-weight-complex="normal"/>
    </style:style>
    <style:style style:name="P105" style:family="paragraph" style:parent-style-name="Text_20_body">
      <style:paragraph-properties fo:margin-top="0cm" fo:margin-bottom="0cm" loext:contextual-spacing="false">
        <style:tab-stops>
          <style:tab-stop style:position="10.239cm"/>
        </style:tab-stops>
      </style:paragraph-properties>
      <style:text-properties style:text-underline-style="none" fo:font-weight="normal" officeooo:rsid="002c333b" officeooo:paragraph-rsid="002c333b" style:font-weight-asian="normal" style:font-weight-complex="normal"/>
    </style:style>
    <style:style style:name="P106" style:family="paragraph" style:parent-style-name="Text_20_body">
      <style:paragraph-properties fo:margin-top="0cm" fo:margin-bottom="0cm" loext:contextual-spacing="false">
        <style:tab-stops>
          <style:tab-stop style:position="10.239cm"/>
        </style:tab-stops>
      </style:paragraph-properties>
      <style:text-properties style:text-underline-style="none" fo:font-weight="normal" officeooo:rsid="002c333b" officeooo:paragraph-rsid="002ddb58" style:font-weight-asian="normal" style:font-weight-complex="normal"/>
    </style:style>
    <style:style style:name="P107" style:family="paragraph" style:parent-style-name="Text_20_body">
      <style:paragraph-properties fo:margin-top="0cm" fo:margin-bottom="0cm" loext:contextual-spacing="false">
        <style:tab-stops>
          <style:tab-stop style:position="10.239cm"/>
        </style:tab-stops>
      </style:paragraph-properties>
      <style:text-properties style:text-underline-style="none" fo:font-weight="normal" officeooo:rsid="003c95b2" officeooo:paragraph-rsid="003c95b2" style:font-weight-asian="normal" style:font-weight-complex="normal"/>
    </style:style>
    <style:style style:name="P108" style:family="paragraph" style:parent-style-name="Standard">
      <style:paragraph-properties style:line-height-at-least="0.503cm"/>
      <style:text-properties fo:color="#d4d4d4" style:font-name="Droid Sans Mono" fo:font-size="10.5pt" fo:font-weight="normal" officeooo:paragraph-rsid="0045d944" fo:background-color="transparent"/>
    </style:style>
    <style:style style:name="P109" style:family="paragraph" style:parent-style-name="Standard">
      <style:paragraph-properties style:line-height-at-least="0.503cm"/>
      <style:text-properties fo:color="#000000" style:font-name="Droid Sans Mono" fo:font-size="10.5pt" fo:font-weight="normal" fo:background-color="transparent"/>
    </style:style>
    <style:style style:name="P110" style:family="paragraph" style:parent-style-name="Standard">
      <style:paragraph-properties style:line-height-at-least="0.503cm"/>
      <style:text-properties fo:color="#000000" style:font-name="Droid Sans Mono" fo:font-size="10.5pt" fo:font-weight="normal" fo:background-color="transparent"/>
    </style:style>
    <style:style style:name="P111" style:family="paragraph" style:parent-style-name="Standard">
      <style:paragraph-properties style:line-height-at-least="0.503cm"/>
      <style:text-properties fo:color="#000000" style:font-name="Droid Sans Mono" fo:font-size="10.5pt" fo:font-weight="normal" officeooo:paragraph-rsid="0045d944" fo:background-color="transparent"/>
    </style:style>
    <style:style style:name="P112" style:family="paragraph" style:parent-style-name="Standard">
      <style:paragraph-properties style:line-height-at-least="0.503cm"/>
      <style:text-properties fo:color="#000000" fo:font-weight="normal" fo:background-color="transparent"/>
    </style:style>
    <style:style style:name="P113"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2c333b" officeooo:paragraph-rsid="0045d944" style:font-weight-asian="normal" style:font-weight-complex="normal"/>
    </style:style>
    <style:style style:name="P114"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3c95b2" officeooo:paragraph-rsid="0045d944" style:font-weight-asian="normal" style:font-weight-complex="normal"/>
    </style:style>
    <style:style style:name="P115"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45d944" officeooo:paragraph-rsid="0045d944" style:font-weight-asian="normal" style:font-weight-complex="normal"/>
    </style:style>
    <style:style style:name="P116"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40f225" officeooo:paragraph-rsid="0040f225" style:font-weight-asian="normal" style:font-weight-complex="normal"/>
    </style:style>
    <style:style style:name="P117" style:family="paragraph" style:parent-style-name="Standard">
      <style:paragraph-properties fo:margin-top="0cm" fo:margin-bottom="0cm" loext:contextual-spacing="false">
        <style:tab-stops>
          <style:tab-stop style:position="10.239cm"/>
        </style:tab-stops>
      </style:paragraph-properties>
      <style:text-properties style:text-underline-style="none" fo:font-weight="normal" officeooo:rsid="001df4c3" officeooo:paragraph-rsid="0045d944" fo:background-color="transparent" style:font-weight-asian="normal" style:font-weight-complex="normal"/>
    </style:style>
    <style:style style:name="P118" style:family="paragraph" style:parent-style-name="Standard">
      <style:paragraph-properties fo:margin-top="0cm" fo:margin-bottom="0cm" loext:contextual-spacing="false" fo:text-align="center" style:justify-single-word="false">
        <style:tab-stops>
          <style:tab-stop style:position="10.239cm"/>
        </style:tab-stops>
      </style:paragraph-properties>
      <style:text-properties style:text-underline-style="none" fo:font-weight="bold" officeooo:rsid="0045d944" officeooo:paragraph-rsid="0045d944" style:font-weight-asian="bold" style:font-weight-complex="bold"/>
    </style:style>
    <style:style style:name="P119" style:family="paragraph" style:parent-style-name="Standard">
      <style:paragraph-properties fo:margin-top="0cm" fo:margin-bottom="0cm" loext:contextual-spacing="false">
        <style:tab-stops>
          <style:tab-stop style:position="10.239cm"/>
        </style:tab-stops>
      </style:paragraph-properties>
      <style:text-properties fo:color="#000000" style:text-underline-style="none" fo:font-weight="normal" officeooo:rsid="0045d944" officeooo:paragraph-rsid="0045d944" fo:background-color="transparent" style:font-weight-asian="normal" style:font-weight-complex="normal"/>
    </style:style>
    <style:style style:name="P120" style:family="paragraph" style:parent-style-name="Standard">
      <style:paragraph-properties fo:margin-top="0cm" fo:margin-bottom="0cm" loext:contextual-spacing="false" style:line-height-at-least="0.503cm">
        <style:tab-stops>
          <style:tab-stop style:position="10.239cm"/>
        </style:tab-stops>
      </style:paragraph-properties>
      <style:text-properties fo:color="#000000" style:text-underline-style="none" fo:font-weight="normal" officeooo:rsid="0045d944" officeooo:paragraph-rsid="0045d944" fo:background-color="transparent" style:font-weight-asian="normal" style:font-weight-complex="normal"/>
    </style:style>
    <style:style style:name="P121" style:family="paragraph" style:parent-style-name="Standard">
      <style:paragraph-properties fo:margin-top="0cm" fo:margin-bottom="0cm" loext:contextual-spacing="false">
        <style:tab-stops>
          <style:tab-stop style:position="10.239cm"/>
        </style:tab-stops>
      </style:paragraph-properties>
      <style:text-properties fo:color="#000000" style:font-name="Droid Sans Mono" fo:font-size="10.5pt" style:text-underline-style="none" fo:font-weight="normal" officeooo:rsid="0045d944" officeooo:paragraph-rsid="0045d944" fo:background-color="transparent" style:font-weight-asian="normal" style:font-weight-complex="normal"/>
    </style:style>
    <style:style style:name="P122" style:family="paragraph" style:parent-style-name="Standard">
      <style:paragraph-properties fo:margin-top="0cm" fo:margin-bottom="0cm" loext:contextual-spacing="false">
        <style:tab-stops>
          <style:tab-stop style:position="10.239cm"/>
        </style:tab-stops>
      </style:paragraph-properties>
      <style:text-properties fo:color="#000000" style:font-name="Droid Sans Mono" fo:font-size="10.5pt" style:text-underline-style="none" fo:font-weight="normal" officeooo:rsid="0040f225" officeooo:paragraph-rsid="0040f225" fo:background-color="transparent" style:font-weight-asian="normal" style:font-weight-complex="normal"/>
    </style:style>
    <style:style style:name="P123" style:family="paragraph" style:parent-style-name="Standard">
      <style:paragraph-properties fo:margin-top="0cm" fo:margin-bottom="0cm" loext:contextual-spacing="false">
        <style:tab-stops>
          <style:tab-stop style:position="10.239cm"/>
        </style:tab-stops>
      </style:paragraph-properties>
      <style:text-properties fo:color="#000000" style:font-name="Droid Sans Mono" fo:font-size="10.5pt" style:text-underline-style="none" fo:font-weight="normal" officeooo:rsid="002c333b" officeooo:paragraph-rsid="003fd9db" fo:background-color="transparent" style:font-weight-asian="normal" style:font-weight-complex="normal"/>
    </style:style>
    <style:style style:name="P124" style:family="paragraph" style:parent-style-name="Standard">
      <style:paragraph-properties fo:margin-top="0cm" fo:margin-bottom="0cm" loext:contextual-spacing="false">
        <style:tab-stops>
          <style:tab-stop style:position="10.239cm"/>
        </style:tab-stops>
      </style:paragraph-properties>
      <style:text-properties fo:font-weight="normal" officeooo:paragraph-rsid="0045d944"/>
    </style:style>
    <style:style style:name="T1" style:family="text">
      <style:text-properties officeooo:rsid="001df4c3"/>
    </style:style>
    <style:style style:name="T2" style:family="text">
      <style:text-properties officeooo:rsid="001ec891"/>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f4c3"/>
    </style:style>
    <style:style style:name="T5" style:family="text">
      <style:text-properties style:text-underline-style="none"/>
    </style:style>
    <style:style style:name="T6" style:family="text">
      <style:text-properties style:text-underline-style="none" fo:background-color="transparent" loext:char-shading-value="0"/>
    </style:style>
    <style:style style:name="T7" style:family="text">
      <style:text-properties officeooo:rsid="00221bf7"/>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fo:font-weight="normal" fo:background-color="transparent" loext:char-shading-value="0"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09d323" style:font-style-asian="italic" style:font-style-complex="italic"/>
    </style:style>
    <style:style style:name="T13" style:family="text">
      <style:text-properties fo:font-style="italic" officeooo:rsid="00364626" style:font-style-asian="italic" style:font-style-complex="italic"/>
    </style:style>
    <style:style style:name="T14" style:family="text">
      <style:text-properties fo:font-style="italic" officeooo:rsid="0009d303" style:font-style-asian="italic" style:font-style-complex="italic"/>
    </style:style>
    <style:style style:name="T15" style:family="text">
      <style:text-properties style:font-name="Liberation Serif"/>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officeooo:rsid="002183a5" style:font-size-asian="12pt" style:font-size-complex="12pt"/>
    </style:style>
    <style:style style:name="T18" style:family="text">
      <style:text-properties style:font-name="Liberation Serif" style:text-underline-style="none" fo:font-weight="normal" officeooo:rsid="002c333b" style:font-weight-asian="normal" style:font-weight-complex="normal"/>
    </style:style>
    <style:style style:name="T19" style:family="text">
      <style:text-properties style:font-name="Liberation Serif" officeooo:rsid="002ddb58"/>
    </style:style>
    <style:style style:name="T20" style:family="text">
      <style:text-properties style:font-name="Liberation Serif" fo:font-weight="bold" officeooo:rsid="0030bf39" style:font-weight-asian="bold" style:font-weight-complex="bold"/>
    </style:style>
    <style:style style:name="T21" style:family="text">
      <style:text-properties style:font-name="Liberation Serif" fo:font-weight="bold" officeooo:rsid="0032626b" style:font-weight-asian="bold" style:font-weight-complex="bold"/>
    </style:style>
    <style:style style:name="T22" style:family="text">
      <style:text-properties style:font-name="Liberation Serif" fo:background-color="transparent" loext:char-shading-value="0"/>
    </style:style>
    <style:style style:name="T23" style:family="text">
      <style:text-properties fo:font-weight="bold" style:font-weight-asian="bold" style:font-weight-complex="bold"/>
    </style:style>
    <style:style style:name="T24" style:family="text">
      <style:text-properties fo:font-weight="bold" officeooo:rsid="002c333b" style:font-weight-asian="bold" style:font-weight-complex="bold"/>
    </style:style>
    <style:style style:name="T25" style:family="text">
      <style:text-properties officeooo:rsid="002bb3a4"/>
    </style:style>
    <style:style style:name="T26" style:family="text">
      <style:text-properties officeooo:rsid="002c333b"/>
    </style:style>
    <style:style style:name="T27" style:family="text">
      <style:text-properties officeooo:rsid="002ddb58"/>
    </style:style>
    <style:style style:name="T28" style:family="text">
      <style:text-properties officeooo:rsid="000a762a"/>
    </style:style>
    <style:style style:name="T29" style:family="text">
      <style:text-properties officeooo:rsid="0009d303"/>
    </style:style>
    <style:style style:name="T30" style:family="text">
      <style:text-properties officeooo:rsid="0009d323"/>
    </style:style>
    <style:style style:name="T31" style:family="text">
      <style:text-properties officeooo:rsid="00364626"/>
    </style:style>
    <style:style style:name="T32" style:family="text">
      <style:text-properties officeooo:rsid="0036b23e"/>
    </style:style>
    <style:style style:name="T33" style:family="text">
      <style:text-properties officeooo:rsid="003a313b"/>
    </style:style>
    <style:style style:name="T34" style:family="text">
      <style:text-properties officeooo:rsid="003b2462"/>
    </style:style>
    <style:style style:name="T35" style:family="text">
      <style:text-properties officeooo:rsid="003de986"/>
    </style:style>
    <style:style style:name="T36" style:family="text">
      <style:text-properties fo:color="#569cd6"/>
    </style:style>
    <style:style style:name="T37" style:family="text">
      <style:text-properties fo:color="#dcdcaa"/>
    </style:style>
    <style:style style:name="T38" style:family="text">
      <style:text-properties fo:color="#9cdcfe"/>
    </style:style>
    <style:style style:name="T39" style:family="text">
      <style:text-properties fo:color="#c586c0"/>
    </style:style>
    <style:style style:name="T40" style:family="text">
      <style:text-properties fo:color="#808080"/>
    </style:style>
    <style:style style:name="T41" style:family="text">
      <style:text-properties fo:color="#4ec9b0"/>
    </style:style>
    <style:style style:name="T42" style:family="text">
      <style:text-properties fo:color="#ce9178"/>
    </style:style>
    <style:style style:name="T43" style:family="text">
      <style:text-properties officeooo:rsid="0045d944"/>
    </style:style>
    <style:style style:name="T44" style:family="text">
      <style:text-properties fo:color="#d4d4d4" style:font-name="Droid Sans Mono" fo:font-size="10.5pt" fo:background-color="transparent" loext:char-shading-value="0"/>
    </style:style>
    <style:style style:name="T45" style:family="text">
      <style:text-properties style:font-name="Droid Sans Mono" fo:font-size="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acion ReactJS</text:p>
      <text:p text:style-name="P17"/>
      <text:p text:style-name="P12"><text:span text:style-name="T16">React es una librería Javascript focalizada en el desarrollo de interfaces de usuario. Así se define la propia librería y evidentemente, esa es su principal área de trabajo. Sin embargo, lo cierto es que en React encontramos un excelente aliado para hacer todo tipo de aplicaciones web, SPA (Single Page Application) o incluso aplicaciones para móviles. Para ello, alrededor de React existe un completo ecosistema de módulos, herramientas y componentes capaces de ayudar al desarrollador a cubrir objetivos avanzados con relativamente poco esfuerzo. React </text:span><text:span text:style-name="T17">es una </text:span><text:span text:style-name="T16">librería del lado del cliente.</text:span></text:p>
      <text:h text:style-name="P49" text:outline-level="2">Un poco de historia</text:h>
      <text:p text:style-name="P32">React es una librería desarrollada inicialmente por Facebook. Es software libre y a partir de su liberación acapara una creciente comunidad de desarrolladores y entusiastas. Su creación se realizó en base a unas necesidades concretas, derivadas del desarrollo de la web de la popular red social. Además de facilitar el desarrollo ágil de componentes de interfaces de usuario, el requisito principal con el que nació React era ofrecer un elevado rendimiento, mayor que otras alternativas existentes en el mercado. </text:p>
      <text:p text:style-name="P32">Detectaron que el típico marco de binding y doble binding ralentizaba un poco su aplicación, debido a la cantidad de conexiones entre las vistas y los datos. Como respuesta crearon una nueva dinámica de funcionamiento, en la que optimizaron la forma como las vistas se renderizaban frente al cambio en los datos de la aplicación. </text:p>
      <text:p text:style-name="P33">A partir de ahí la probaron en su red social con resultados positivos y luego en Instagram, también propiedad de Facebook. Más adelante, después de su liberación y alentados por los positivos resultados en el rendimiento de React, muchas otras aplicaciones web de primer nivel la fueron adoptando. BBC, Airbnb, Netflix, Dropbox y un largo etc. </text:p>
      <text:p text:style-name="P38">Cuál es el objetivo de React</text:p>
      <text:p text:style-name="P32">Sirve para desarrollar aplicaciones web de una manera más ordenada y con menos código que si usas Javascript puro o librerías como jQuery centradas en la manipulación del DOM. Permite que las vistas se asocien con los datos, de modo que si cambian los datos, también cambian las vistas. </text:p>
      <text:p text:style-name="P33">El código spaguetti que se suele producir mediante librerías como jQuery se pretende arquitecturizar y el modo de conseguirlo es a través de componentes. Una interfaz de usuario es básicamente creada a partir de un componente, el cual encapsula el funcionamiento y la presentación. Unos compo<text:span text:style-name="T7">n</text:span>entes se basan además en otros para solucionar necesidades más complejas en aplicaciones. También permite crear otras piezas de aplicación cómodamente, como los test. </text:p>
      <text:p text:style-name="P36">Comparación de React con otras librerías o frameworks</text:p>
      <text:p text:style-name="P32">Con respecto a librerías sencillas como jQuery, React aporta una serie de posibilidades muy importantes. Al tener las vistas asociadas a los datos, no necesitamos escribir código para manipular la página cuando los datos cambian. Esta parte en librerías sencillas es muy laboriosa de conseguir y es algo que React hace automáticamente. </text:p>
      <text:p text:style-name="P32">También en comparación con jQuery nos permite una arquitectura de desarrollo más avanzada, con diversos beneficios como la encapsulación del código en componentes, que nos ofrecen una serie de ventajas más importantes que los plugin, como la posibilidad de que esos componentes conversen e interaccionen entre si, algo que que sería muy difícil de conseguir con Plugins. </text:p>
      <text:p text:style-name="P32"><text:soft-page-break/>ReactJS solapa por completo las funcionalidades de jQuery, por lo que resulta una evolución natural para todos los sitios que usan esa librería. Podrían convivir pero no es algo que realmente sea necesario y recargaría un poco la página, por lo que tampoco sería muy recomendable. </text:p>
      <text:p text:style-name="P32">Ya luego en comparación con frameworks como es el caso de Angular o Ember, React se queda a mitad de camino, pues no incluye todo lo que suele ofrecer un framework completo. Pero ojo, a partir de todo el ecosistema de React se llega más o menos a las mismas funcionalidades, así que es una alternativa perfecta. </text:p>
      <text:p text:style-name="P32"><text:span text:style-name="T9">Nota: Decimos que se queda a mitad de camino porque React por sí mismo es una librería y no un framework, puesto que React se ocupa de las interfaces de usuario. Quizás nos sirva decir que sería la "V" en un framework "MVC", aunque es solo una manera de hablar, puesto que React podría ocupar también parcelas de lo que sería la "C". Todo depende de nuestra manera de trabajar aunque, no obstante, esta posible carencia con respecto a los frameworks Javascript se soluciona con capas adicionales a React. Lo que podría interpretarse como una desventaja, muchos desarrolladores lo entienden como una ventaja con respecto a frameworks completos, ya que tú puedes desarrollar con React a tu gusto, aplicando aquellas herramientas y librerías adicionales que desees. Como resultado, es posible usar React de múltiples maneras y elegir aquella que mejor se adapte al proyecto o las costumbres de los desarrolladores.</text:span> </text:p>
      <text:p text:style-name="P34">No se puede decir de una manera objetiva si es ReactJS es mejor o peor que otras alternativas, porque eso ya entra más en el terreno de la opinión. Lo cierto es que muchas librerías se especializan en el "data-binding", pero React toma esa misma necesidad y la resuelve de otra manera. La diferencia es que React le pone más inteligencia a la necesidad de actualizar una vista cuando es necesario y lo consigue mediante el "DOM Virtual" o "Virtual DOM". </text:p>
      <text:p text:style-name="P40"><text:span text:style-name="T4">Qué es el Virtual DOM</text:span><text:span text:style-name="T1"> </text:span></text:p>
      <text:p text:style-name="P32">De momento, en líneas generales podemos decir que el virtual DOM es una representación del DOM pero en memoria, que usa React para aumentar sensiblemente el rendimiento de los componentes y aplicaciones front-end. </text:p>
      <text:p text:style-name="P34">El Virtual DOM se basa en una idea bastante sencilla e ingeniosa. Básicamente hace que, cuando se actualiza una vista, React se encargue de actualizar el DOM Virtual, que es mucho más rápido que actualizar el DOM del navegador (DOM real). Cuando React compara el DOM Virtual con el DOM del navegador sabe perfectamente qué partes de la página debe actualizar y se ahorra la necesidad de actualizar la vista entera. Es algo muy potente, pero que se hace de manera transparente para el desarrollador, que no necesita intervenir en nada para alcanzar ese mayor rendimiento de la aplicación. </text:p>
      <text:p text:style-name="P37">React es isomórfico</text:p>
      <text:p text:style-name="P32">Éste es un concepto relativamente nuevo, pero muy interesante en el desarrollo de aplicaciones que se desean tengan un buen posicionamiento en buscadores. Básicamente se trata de, con un mismo código, renderizar HTML tanto en el servidor como en el cliente, rebajando la carga de trabajo necesaria para realizar aplicaciones web amigables para buscadores. </text:p>
      <text:p text:style-name="P32">El problema de las aplicaciones Javascript es que muchas veces reciben los datos en crudo del servidor, o de un API o servicio web, en formato JSON. Las librerías Javascript y frameworks toman esos datos para producir el HTML que debe representar el navegador. Esta arquitectura representa la solución más adecuada para el desarrollo de aplicaciones web modernas, porque nos <text:soft-page-break/>permite desacoplar el desarrollo del lado del servidor y el desarrollo del lado del cliente, pero se convierte en un aspecto negativo de cara al posicionamiento en buscadores como Google, debido a que el cuerpo de la página no tiene contenido. </text:p>
      <text:p text:style-name="P39"><text:span text:style-name="T8">Nota:</text:span> Al no tener contenido una página que recibe los datos en un JSON, Google no sabe qué palabras clave son interesantes y no otorga ranking para ellas. Con ello la aplicación o página no consigue posicionar. Google está haciendo cambios y ha comenzado a procesar el Javascript para saber los datos de una página, pero aún dista de las ventajas que supone que el contenido esté en el propio HTML que entrega el servidor.</text:p>
      <text:p text:style-name="P32">React permite isomorfismo, lo que significa que, con el mismo código, somos capaces de renderizar tanto en el cliente como el servidor. Por tanto, cuando llega un buscador como Google, con la misma base de código se le puede entregar el HTML con el contenido ya renderizado, lo que lleva a que una aplicación React sea capaz de posicionarse tan bien como una aplicación web tradicional que renderice del lado del servidor, como es el caso de un desarrollo tradicional o un desarrollo basado en un CMS como WordPress. </text:p>
      <text:p text:style-name="P34">Todo esto se consigue gracias a NodeJS y se puede reutilizar no solo la parte de la presentación, sino también la lógica de negocio. En resumen React permite isomorfismo, algo que le faltaba tradicionalmente a AngularJS 1.x. Ahora se ha resuelto en Angular 2.x. Aunque muchas librerías siguen sin ser capaces de soportar isomorfismo. </text:p>
      <text:p text:style-name="P35">Ecosistema de React</text:p>
      <text:p text:style-name="P32">Como hemos dicho, React en sí es una librería y, como tal, hay cosas que se deja del lado de fuera con respecto a soluciones aportadas por los frameworks MV* para Javascript. Sin embargo existe todo un ecosistema de herramientas, aplicaciones y librerías que al final equiparan React a un framework. </text:p>
      <text:p text:style-name="P32">Hay herramientas que se usan en múltiples proyectos, como el caso de Redux o Flux, que aportan partes que React no se encarga. Éstos se ocupan del flujo de datos en React y lo resuelven de una manera optimizada, elegante, poniendo énfasis en la claridad de las aplicaciones. Como desarrolladores podemos escoger entre varios frameworks encargados del flujo de los datos, basados en React. Como otros ejemplos tenemos generadores de aplicaciones, sistemas de routing del lado del cliente, etc. </text:p>
      <text:p text:style-name="P32">Por otra parte, al desarrollar en base a componentes reutilizables, permite que puedas usar el desarrollo de un proyecto en otro. Y por el mismo motivo, encuentras una amplia comunidad que libera sus propios componentes para que cualquier persona los pueda usar en cualquier proyecto. Por tanto, antes de desarrollar algo en React conviene ver si otro desarrollador ya ha publicado un componente que lo haga y en la mayoría de los casos, cuando se trata de cosas de ámbito general, veremos que siempre es así. </text:p>
      <text:p text:style-name="P32">Hay componentes desde simples botones, sliders, tooltips, etc. Es muy sencillo que se pueda compartir, gracias a que los componentes son capaces de trabajar de manera independiente y que encapsulan funcionalidad para que no interaccionen con otros componentes si no se desea. </text:p>
      <text:p text:style-name="P34">React Native es otra de las herramientas disponibles en el ecosistema, que permite llevar una aplicación escrita con Javascript y React como aplicación nativa para dispositivos iOS, Android, etc. Y se trata de aplicaciones nativas! el código Javascript con React se compila a nativo, en lugar de usar web views como ocurre generalmente en el desarrollo híbrido. </text:p>
      <text:p text:style-name="P35"><text:soft-page-break/>Conclusión</text:p>
      <text:p text:style-name="P32">React es una librería completa, adecuada en muchos tipos de proyectos distintos. Nos permite un desarrollo ágil, ordenado y con una arquitectura mantenible, focalizada en componentes y que nos ofrece un gran performance. </text:p>
      <text:p text:style-name="P32">Aunque React no se encarga de todas las partes necesarias para hacer una aplicación web compleja, la serie de componentes y herramientas diversas que encontramos dentro del ecosistema React, nos permite beneficiarnos de alternativas capaces de desarrollar cualquier cosa que podríamos hacer con un complejo framework. </text:p>
      <text:p text:style-name="P2"/>
      <text:p text:style-name="P2">********************************************************************************</text:p>
      <text:p text:style-name="P1"/>
      <text:p text:style-name="P4">Instalación:</text:p>
      <text:p text:style-name="P1"/>
      <text:p text:style-name="P13">Herramientas necesarias: NodeJS, npm, vscode.</text:p>
      <text:p text:style-name="P44"/>
      <text:p text:style-name="P45">* <text:span text:style-name="T2">para crear facilmente un proyecto en react.</text:span></text:p>
      <text:p text:style-name="P45"><text:tab/><text:span text:style-name="T2">Instalacion: </text:span>sudo npm install -g create-react-app</text:p>
      <text:p text:style-name="P46"><text:span text:style-name="T1"><text:tab/>Crearcion del proyecto: </text:span><text:bookmark text:name="4ee9"/>create-react-app <text:span text:style-name="T2">name</text:span>-<text:span text:style-name="T2">app</text:span></text:p>
      <text:p text:style-name="P15"/>
      <text:p text:style-name="P16">Ejecucion:</text:p>
      <text:p text:style-name="P16"/>
      <text:p text:style-name="P14"><text:tab/>cd name-app</text:p>
      <text:p text:style-name="P14"><text:tab/>npm start</text:p>
      <text:p text:style-name="P18"/>
      <text:p text:style-name="P2">********************************************************************************</text:p>
      <text:p text:style-name="P1"/>
      <text:p text:style-name="P5">Teoria</text:p>
      <text:p text:style-name="P6"/>
      <text:p text:style-name="P19"><text:span text:style-name="T10">ReactDOM.render(__Que__ , __Donde__);</text:span><text:span text:style-name="T6"> </text:span><text:span text:style-name="T5">Este metodo recibe dos parametros: Que elemento pondre y donde lo pondre.</text:span></text:p>
      <text:p text:style-name="P7"/>
      <text:p text:style-name="P10">********************************************************************************</text:p>
      <text:p text:style-name="P7"/>
      <text:p text:style-name="P11">Extencion JSX</text:p>
      <text:p text:style-name="P7"><text:span text:style-name="Source_20_Text"/></text:p>
      <text:p text:style-name="P42">Esta curiosa sintaxis de etiquetas no es ni un string ni HTML.</text:p>
      <text:p text:style-name="P47"><text:span text:style-name="Source_20_Text">const element = &lt;h1&gt;Hello, world!&lt;/h1&gt;;</text:span></text:p>
      <text:p text:style-name="P8"/>
      <text:p text:style-name="P43">Se llama JSX, y es una extensión de la sintaxis de JavaScript. Recomendamos usarlo con React para describir cómo debería ser la interfaz de usuario. JSX puede recordarte a un lenguaje de plantillas, pero viene con todo el poder de JavaScript.</text:p>
      <text:p text:style-name="P43">JSX produce “elementos” de React. </text:p>
      <text:p text:style-name="P9">Ejemplo</text:p>
      <text:p text:style-name="P9"/>
      <text:p text:style-name="P48"><text:span text:style-name="Source_20_Text">const name = 'Josh Perez';</text:span></text:p>
      <text:p text:style-name="Preformatted_20_Text"><text:span text:style-name="Source_20_Text">const element = &lt;h1&gt;Hello, {name}&lt;/h1&gt;;</text:span></text:p>
      <text:p text:style-name="Preformatted_20_Text"/>
      <text:p text:style-name="Preformatted_20_Text"><text:span text:style-name="Source_20_Text">ReactDOM.render(</text:span></text:p>
      <text:p text:style-name="Preformatted_20_Text"><text:soft-page-break/><text:span text:style-name="Source_20_Text"><text:s text:c="2"/>element,</text:span></text:p>
      <text:p text:style-name="Preformatted_20_Text"><text:span text:style-name="Source_20_Text"><text:s text:c="2"/>document.getElementById('root')</text:span></text:p>
      <text:p text:style-name="P50"><text:span text:style-name="Source_20_Text">);</text:span></text:p>
      <text:p text:style-name="P51"><text:span text:style-name="Source_20_Text">En el ejemplo a continuación, insertamos el resultado de llamar la función de JavaScript, formatName(user), dentro de un elemento &lt;h1&gt;.</text:span></text:p>
      <text:p text:style-name="P50"><text:span text:style-name="Source_20_Text">function formatName(user) {</text:span></text:p>
      <text:p text:style-name="Preformatted_20_Text"><text:span text:style-name="Source_20_Text"><text:s text:c="2"/>return user.firstName + ' ' + user.lastName;</text:span></text:p>
      <text:p text:style-name="Preformatted_20_Text"><text:span text:style-name="Source_20_Text">}</text:span></text:p>
      <text:p text:style-name="Preformatted_20_Text"/>
      <text:p text:style-name="Preformatted_20_Text"><text:span text:style-name="Source_20_Text">const user = {</text:span></text:p>
      <text:p text:style-name="Preformatted_20_Text"><text:span text:style-name="Source_20_Text"><text:s text:c="2"/>firstName: 'Harper',</text:span></text:p>
      <text:p text:style-name="Preformatted_20_Text"><text:span text:style-name="Source_20_Text"><text:s text:c="2"/>lastName: 'Perez'</text:span></text:p>
      <text:p text:style-name="Preformatted_20_Text"><text:span text:style-name="Source_20_Text">};</text:span></text:p>
      <text:p text:style-name="Preformatted_20_Text"/>
      <text:p text:style-name="Preformatted_20_Text"><text:span text:style-name="Source_20_Text">const element = (</text:span></text:p>
      <text:p text:style-name="Preformatted_20_Text"><text:span text:style-name="Source_20_Text"><text:s text:c="2"/>&lt;h1&gt;</text:span></text:p>
      <text:p text:style-name="Preformatted_20_Text"><text:span text:style-name="Source_20_Text"><text:s text:c="4"/>Hello, {formatName(user)}!</text:span></text:p>
      <text:p text:style-name="Preformatted_20_Text"><text:span text:style-name="Source_20_Text"><text:s text:c="2"/>&lt;/h1&gt;</text:span></text:p>
      <text:p text:style-name="Preformatted_20_Text"><text:span text:style-name="Source_20_Text">);</text:span></text:p>
      <text:p text:style-name="Preformatted_20_Text"/>
      <text:p text:style-name="Preformatted_20_Text"><text:span text:style-name="Source_20_Text">ReactDOM.render(</text:span></text:p>
      <text:p text:style-name="Preformatted_20_Text"><text:span text:style-name="Source_20_Text"><text:s text:c="2"/>element,</text:span></text:p>
      <text:p text:style-name="Preformatted_20_Text"><text:span text:style-name="Source_20_Text"><text:s text:c="2"/>document.getElementById('root')</text:span></text:p>
      <text:p text:style-name="P100"><text:span text:style-name="Source_20_Text">);</text:span></text:p>
      <text:p text:style-name="P100"/>
      <text:p text:style-name="P53">********************************************************************************</text:p>
      <text:p text:style-name="P55"/>
      <text:p text:style-name="P60">Como subir tu proyecto</text:p>
      <text:p text:style-name="P57"/>
      <text:p text:style-name="P68">El proyecto react consta de un par de carpetas y archivos:</text:p>
      <text:p text:style-name="P68"/>
      <text:p text:style-name="P68">build → carpeta</text:p>
      <text:p text:style-name="P68">node_modules → carpeta</text:p>
      <text:p text:style-name="P68">public → carpeta</text:p>
      <text:p text:style-name="P68">src → carpeta</text:p>
      <text:p text:style-name="P68">packege.json → archivo</text:p>
      <text:p text:style-name="P68">packege-lock.json → archivo</text:p>
      <text:p text:style-name="P68">README.md → archivo</text:p>
      <text:p text:style-name="P68"/>
      <text:p text:style-name="P68">Lo que se sube a la nube/repositorio (GitHub/GitLab) son las carpetas public, src y los archivos package.json, package-lock.json, README.md.</text:p>
      <text:p text:style-name="P68"/>
      <text:p text:style-name="P68">La carpeta node_modules contiene todas las dependencias necesarias para correr el proyecto. Pesan demasiado para un repositorio. Entonces, Como los obtenemos a la hora de traernos un proyecto?</text:p>
      <text:p text:style-name="P70"/>
      <text:p text:style-name="P71">Bien, descargado o clonado el proyecto, ejecutamos el siguiente comando parados en el proyecto.</text:p>
      <text:p text:style-name="P71"/>
      <text:p text:style-name="P61">npm install</text:p>
      <text:p text:style-name="P71"/>
      <text:p text:style-name="P71">por default este comando instala todos los modulos listados como dependencias en el archivo package.json.</text:p>
      <text:p text:style-name="P71"/>
      <text:p text:style-name="P71">Ahora sí, podemos ejecutar <text:span text:style-name="T23">npm start</text:span> para correr el proyecto.</text:p>
      <text:p text:style-name="P101"/>
      <text:p text:style-name="P54"><text:soft-page-break/>********************************************************************************</text:p>
      <text:p text:style-name="P56"/>
      <text:p text:style-name="P59">Com<text:span text:style-name="T25">ponentes</text:span></text:p>
      <text:p text:style-name="P58"/>
      <text:p text:style-name="P69">Los componentes permiten separar la interfaz de usuario en piezas independientes, reutilizables y pensar en cada pieza de forma aislada.</text:p>
      <text:p text:style-name="P69"/>
      <text:p text:style-name="P69">Conceptualmente, los componentes son como las funciones de JavaScript. Aceptan entradas arbitrarias (llamadas “props”) y devuelven a React elementos que describen lo que debe aparecer en la pantalla.</text:p>
      <text:p text:style-name="P69"/>
      <text:p text:style-name="P94"><text:span text:style-name="T24">NOTA:</text:span><text:span text:style-name="T26"> </text:span>De manera mas clara, un elementos es a un componente, lo que es un objeto <text:span text:style-name="T26">es a</text:span> una clase.</text:p>
      <text:p text:style-name="P69"/>
      <text:p text:style-name="P62">Componentes funcionales y <text:span text:style-name="T32">componentes </text:span>de clase</text:p>
      <text:p text:style-name="P69"/>
      <text:p text:style-name="P69">La forma más sencilla de definir un componente es escribir una función de JavaScript:</text:p>
      <text:p text:style-name="P69"/>
      <text:p text:style-name="P102"><text:span text:style-name="Source_20_Text">function Welcome(props) {</text:span></text:p>
      <text:p text:style-name="Preformatted_20_Text"><text:span text:style-name="Source_20_Text"><text:s text:c="2"/>return &lt;h1&gt;Hello, {props.name}&lt;/h1&gt;;</text:span></text:p>
      <text:p text:style-name="P50"><text:span text:style-name="Source_20_Text">}</text:span></text:p>
      <text:p text:style-name="P72">Esta función es un componente de React válido porque acepta un solo argumento de objeto “props” (que proviene de propiedades) con datos y devuelve un elemento de React. Llamamos a dichos componentes “funcionales” porque literalmente son funciones JavaScript.</text:p>
      <text:p text:style-name="P72"/>
      <text:p text:style-name="P72">También puedes utilizar una clase de ES6 para definir un componente:</text:p>
      <text:p text:style-name="P72"/>
      <text:p text:style-name="P103"><text:span text:style-name="Source_20_Text">class Welcome extends React.Component {</text:span></text:p>
      <text:p text:style-name="Preformatted_20_Text"><text:span text:style-name="Source_20_Text"><text:s text:c="2"/>render() {</text:span></text:p>
      <text:p text:style-name="Preformatted_20_Text"><text:span text:style-name="Source_20_Text"><text:s text:c="4"/>return &lt;h1&gt;Hello, {this.props.name}&lt;/h1&gt;;</text:span></text:p>
      <text:p text:style-name="Preformatted_20_Text"><text:span text:style-name="Source_20_Text"><text:s text:c="2"/>}</text:span></text:p>
      <text:p text:style-name="P50"><text:span text:style-name="Source_20_Text">}</text:span></text:p>
      <text:p text:style-name="P72">Los dos componentes anteriores son equivalentes desde el punto de vista de React.</text:p>
      <text:p text:style-name="P72"/>
      <text:p text:style-name="P99"><text:span text:style-name="T3">Comparacion</text:span>: El componente de clase tiene caracteristicas adicionales con respecto a los componentes de funcionales, por ejemplo el estado y trabajar el ciclo de vida del componente. Por lo tanto si no necesitas trabajar con el estado o el ciclo de vida, entonces siempre es recomendable trabajar con componentes funcionales.</text:p>
      <text:p text:style-name="P72"/>
      <text:p text:style-name="P62">Renderizado de un componentes</text:p>
      <text:p text:style-name="P72"/>
      <text:p text:style-name="P72">Anteriormente, sólo encontramos elementos de React que representan las etiquetas del DOM:</text:p>
      <text:p text:style-name="P72"/>
      <text:p text:style-name="P103"><text:span text:style-name="Source_20_Text">const element = &lt;div /&gt;;</text:span></text:p>
      <text:p text:style-name="P72"/>
      <text:p text:style-name="P72">Sin embargo, los elementos también pueden representar componentes definidos por el usuario:</text:p>
      <text:p text:style-name="P72"/>
      <text:p text:style-name="P103"><text:span text:style-name="Source_20_Text">const element = &lt;Welcome name="Sara" /&gt;;</text:span></text:p>
      <text:p text:style-name="P72"/>
      <text:p text:style-name="P105">Cuando React ve un elemento representando un componente definido por el usuario, pasa atributos JSX a este componente como un solo objeto. Llamamos a este objeto “props”.</text:p>
      <text:p text:style-name="Text_20_body"/>
      <text:p text:style-name="Text_20_body"><text:soft-page-break/>Por ejemplo, este código muestra “Hello, Sara” en la página:</text:p>
      <text:p text:style-name="P103"><text:span text:style-name="Source_20_Text">function Welcome(props) {</text:span></text:p>
      <text:p text:style-name="Preformatted_20_Text"><text:span text:style-name="Source_20_Text"><text:s text:c="2"/>return &lt;h1&gt;Hello, {props.name}&lt;/h1&gt;;</text:span></text:p>
      <text:p text:style-name="Preformatted_20_Text"><text:span text:style-name="Source_20_Text">}</text:span></text:p>
      <text:p text:style-name="Preformatted_20_Text"/>
      <text:p text:style-name="Preformatted_20_Text"><text:span text:style-name="Source_20_Text">const element = &lt;Welcome name="Sara" /&gt;;</text:span></text:p>
      <text:p text:style-name="Preformatted_20_Text"><text:span text:style-name="Source_20_Text">ReactDOM.render(</text:span></text:p>
      <text:p text:style-name="Preformatted_20_Text"><text:span text:style-name="Source_20_Text"><text:s text:c="2"/>element,</text:span></text:p>
      <text:p text:style-name="Preformatted_20_Text"><text:span text:style-name="Source_20_Text"><text:s text:c="2"/>document.getElementById('root')</text:span></text:p>
      <text:p text:style-name="P52"><text:span text:style-name="Source_20_Text">);</text:span></text:p>
      <text:p text:style-name="P63"><text:span text:style-name="T27">Composición</text:span> de componentes</text:p>
      <text:p text:style-name="P73"><text:span text:style-name="Source_20_Text"><text:span text:style-name="T18"/></text:span></text:p>
      <text:p text:style-name="P106"><text:span text:style-name="Source_20_Text"><text:span text:style-name="T15">Los componentes pueden referirse a otros componentes en su salida. Esto nos permite utilizar la misma abstracción de componente para cualquier nivel de detalle. Un botón, un cuadro de diálogo, un formulario, una pantalla: en aplicaciones de React, todos son expresados comúnmente como componentes.</text:span></text:span></text:p>
      <text:p text:style-name="Text_20_body"><text:span text:style-name="T15">Por ejemplo, podemos crear un componente </text:span><text:span text:style-name="Source_20_Text"><text:span text:style-name="T15">App</text:span></text:span><text:span text:style-name="T15"> que renderiza </text:span><text:span text:style-name="Source_20_Text"><text:span text:style-name="T15">Welcome</text:span></text:span><text:span text:style-name="T15"> muchas veces:</text:span></text:p>
      <text:p text:style-name="P104"><text:span text:style-name="Source_20_Text">function Welcome(props) {</text:span></text:p>
      <text:p text:style-name="Preformatted_20_Text"><text:span text:style-name="Source_20_Text"><text:s text:c="2"/>return &lt;h1&gt;Hello, {props.name}&lt;/h1&gt;;</text:span></text:p>
      <text:p text:style-name="Preformatted_20_Text"><text:span text:style-name="Source_20_Text">}</text:span></text:p>
      <text:p text:style-name="Preformatted_20_Text"/>
      <text:p text:style-name="Preformatted_20_Text"><text:span text:style-name="Source_20_Text">function App() {</text:span></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Welcome name="Sara" /&gt;</text:span></text:p>
      <text:p text:style-name="Preformatted_20_Text"><text:span text:style-name="Source_20_Text"><text:s text:c="6"/>&lt;Welcome name="Cahal" /&gt;</text:span></text:p>
      <text:p text:style-name="Preformatted_20_Text"><text:span text:style-name="Source_20_Text"><text:s text:c="6"/>&lt;Welcome name="Edite" /&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ReactDOM.render(</text:span></text:p>
      <text:p text:style-name="Preformatted_20_Text"><text:span text:style-name="Source_20_Text"><text:s text:c="2"/>&lt;App /&gt;,</text:span></text:p>
      <text:p text:style-name="Preformatted_20_Text"><text:span text:style-name="Source_20_Text"><text:s text:c="2"/>document.getElementById('root')</text:span></text:p>
      <text:p text:style-name="P50"><text:span text:style-name="Source_20_Text">);</text:span></text:p>
      <text:p text:style-name="P73"><text:span text:style-name="Source_20_Text"><text:span text:style-name="T15">Por lo general, las aplicaciones de React nuevas tienen un único componente App en lo más alto. Sin embargo, si se integra React en una aplicación existente, se podría empezar de abajo hacia arriba con un pequeño componente como Button y poco a poco trabajar el camino a la cima de la jerarquía de la vista.</text:span></text:span></text:p>
      <text:p text:style-name="P73"><text:span text:style-name="Source_20_Text"><text:span text:style-name="T18"/></text:span></text:p>
      <text:p text:style-name="P63"><text:span text:style-name="Source_20_Text"><text:span text:style-name="T19">Extraccion</text:span></text:span><text:span text:style-name="Source_20_Text"><text:span text:style-name="T15"> de componentes</text:span></text:span></text:p>
      <text:p text:style-name="P96"/>
      <text:p text:style-name="P106"><text:span text:style-name="Source_20_Text"><text:span text:style-name="T15">No tengas miedo de dividir los componentes en otros más pequeños.</text:span></text:span></text:p>
      <text:p text:style-name="Text_20_body"><text:span text:style-name="T15">Por ejemplo, considera este componente </text:span><text:span text:style-name="Source_20_Text"><text:span text:style-name="T15">Comment</text:span></text:span><text:span text:style-name="T15">:</text:span></text:p>
      <text:p text:style-name="P104"><text:span text:style-name="Source_20_Text">function Comment(props) {</text:span></text:p>
      <text:p text:style-name="Preformatted_20_Text"><text:span text:style-name="Source_20_Text"><text:s text:c="2"/>return (</text:span></text:p>
      <text:p text:style-name="Preformatted_20_Text"><text:span text:style-name="Source_20_Text"><text:s text:c="4"/>&lt;div className="Comment"&gt;</text:span></text:p>
      <text:p text:style-name="Preformatted_20_Text"><text:span text:style-name="Source_20_Text"><text:s text:c="6"/>&lt;div className="UserInfo"&gt;</text:span></text:p>
      <text:p text:style-name="Preformatted_20_Text"><text:span text:style-name="Source_20_Text"><text:s text:c="8"/>&lt;img className="Avatar"</text:span></text:p>
      <text:p text:style-name="Preformatted_20_Text"><text:span text:style-name="Source_20_Text"><text:s text:c="10"/>src={props.author.avatarUrl}</text:span></text:p>
      <text:p text:style-name="Preformatted_20_Text"><text:span text:style-name="Source_20_Text"><text:s text:c="10"/>alt={props.author.name}</text:span></text:p>
      <text:p text:style-name="Preformatted_20_Text"><text:span text:style-name="Source_20_Text"><text:s text:c="8"/>/&gt;</text:span></text:p>
      <text:p text:style-name="Preformatted_20_Text"><text:span text:style-name="Source_20_Text"><text:s text:c="8"/>&lt;div className="UserInfo-name"&gt;</text:span></text:p>
      <text:p text:style-name="Preformatted_20_Text"><text:span text:style-name="Source_20_Text"><text:s text:c="10"/>{props.author.name}</text:span></text:p>
      <text:p text:style-name="Preformatted_20_Text"><text:soft-page-break/><text:span text:style-name="Source_20_Text"><text:s text:c="8"/>&lt;/div&gt;</text:span></text:p>
      <text:p text:style-name="Preformatted_20_Text"><text:span text:style-name="Source_20_Text"><text:s text:c="6"/>&lt;/div&gt;</text:span></text:p>
      <text:p text:style-name="Preformatted_20_Text"><text:span text:style-name="Source_20_Text"><text:s text:c="6"/>&lt;div className="Comment-text"&gt;</text:span></text:p>
      <text:p text:style-name="Preformatted_20_Text"><text:span text:style-name="Source_20_Text"><text:s text:c="8"/>{props.text}</text:span></text:p>
      <text:p text:style-name="Preformatted_20_Text"><text:span text:style-name="Source_20_Text"><text:s text:c="6"/>&lt;/div&gt;</text:span></text:p>
      <text:p text:style-name="Preformatted_20_Text"><text:span text:style-name="Source_20_Text"><text:s text:c="6"/>&lt;div className="Comment-date"&gt;</text:span></text:p>
      <text:p text:style-name="Preformatted_20_Text"><text:span text:style-name="Source_20_Text"><text:s text:c="8"/>{formatDate(props.date)}</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50"><text:span text:style-name="Source_20_Text">}</text:span></text:p>
      <text:p text:style-name="P106"><text:span text:style-name="Source_20_Text"><text:span text:style-name="T15">Acepta author (un objeto), text (un string), y date (una fecha) como props, y describe un comentario en una web de redes sociales.</text:span></text:span></text:p>
      <text:p text:style-name="P31">Este componente puede ser difícil de cambiar debido a todo el anidamiento, y también es difícil reutilizar partes individuales de él. Vamos a extraer algunos componentes del mismo.</text:p>
      <text:p text:style-name="P73"><text:span text:style-name="Source_20_Text"><text:span text:style-name="T15">Primero, vamos a extraer Avatar:</text:span></text:span></text:p>
      <text:p text:style-name="P73"><text:span text:style-name="Source_20_Text"><text:span text:style-name="T18"/></text:span></text:p>
      <text:p text:style-name="P104"><text:span text:style-name="Source_20_Text">function Avatar(props) {</text:span></text:p>
      <text:p text:style-name="Preformatted_20_Text"><text:span text:style-name="Source_20_Text"><text:s text:c="2"/>return (</text:span></text:p>
      <text:p text:style-name="Preformatted_20_Text"><text:span text:style-name="Source_20_Text"><text:s text:c="4"/>&lt;img className="Avatar"</text:span></text:p>
      <text:p text:style-name="Preformatted_20_Text"><text:span text:style-name="Source_20_Text"><text:s text:c="6"/>src={props.user.avatarUrl}</text:span></text:p>
      <text:p text:style-name="Preformatted_20_Text"><text:span text:style-name="Source_20_Text"><text:s text:c="6"/>alt={props.user.name}</text:span></text:p>
      <text:p text:style-name="Preformatted_20_Text"><text:span text:style-name="Source_20_Text"><text:s text:c="4"/>/&gt;</text:span></text:p>
      <text:p text:style-name="Preformatted_20_Text"><text:span text:style-name="Source_20_Text"><text:s text:c="2"/>);</text:span></text:p>
      <text:p text:style-name="P50"><text:span text:style-name="Source_20_Text">}</text:span></text:p>
      <text:p text:style-name="P106"><text:span text:style-name="Source_20_Text"><text:span text:style-name="T15">El Avatar no necesita saber que está siendo renderizado dentro de un Comment. Esto es por lo que le dimos a su propiedad un nombre más genérico: user en vez de author.</text:span></text:span></text:p>
      <text:p text:style-name="P31">Recomendamos nombrar las props desde el punto de vista del componente, en vez de la del contexto en el que se va a utilizar.</text:p>
      <text:p text:style-name="Text_20_body"><text:span text:style-name="T15">Ahora podemos simplificar </text:span><text:span text:style-name="Source_20_Text"><text:span text:style-name="T15">Comment</text:span></text:span><text:span text:style-name="T15"> un poquito:</text:span></text:p>
      <text:p text:style-name="P104"><text:span text:style-name="Source_20_Text">function Comment(props) {</text:span></text:p>
      <text:p text:style-name="Preformatted_20_Text"><text:span text:style-name="Source_20_Text"><text:s text:c="2"/>return (</text:span></text:p>
      <text:p text:style-name="Preformatted_20_Text"><text:span text:style-name="Source_20_Text"><text:s text:c="4"/>&lt;div className="Comment"&gt;</text:span></text:p>
      <text:p text:style-name="Preformatted_20_Text"><text:span text:style-name="Source_20_Text"><text:s text:c="6"/>&lt;div className="UserInfo"&gt;</text:span></text:p>
      <text:p text:style-name="Preformatted_20_Text"><text:span text:style-name="Source_20_Text"><text:s text:c="8"/>&lt;Avatar user={props.author} /&gt;</text:span></text:p>
      <text:p text:style-name="Preformatted_20_Text"><text:span text:style-name="Source_20_Text"><text:s text:c="8"/>&lt;div className="UserInfo-name"&gt;</text:span></text:p>
      <text:p text:style-name="Preformatted_20_Text"><text:span text:style-name="Source_20_Text"><text:s text:c="10"/>{props.author.name}</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6"/>&lt;div className="Comment-text"&gt;</text:span></text:p>
      <text:p text:style-name="Preformatted_20_Text"><text:span text:style-name="Source_20_Text"><text:s text:c="8"/>{props.text}</text:span></text:p>
      <text:p text:style-name="Preformatted_20_Text"><text:span text:style-name="Source_20_Text"><text:s text:c="6"/>&lt;/div&gt;</text:span></text:p>
      <text:p text:style-name="Preformatted_20_Text"><text:span text:style-name="Source_20_Text"><text:s text:c="6"/>&lt;div className="Comment-date"&gt;</text:span></text:p>
      <text:p text:style-name="Preformatted_20_Text"><text:span text:style-name="Source_20_Text"><text:s text:c="8"/>{formatDate(props.date)}</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50"><text:span text:style-name="Source_20_Text">}</text:span></text:p>
      <text:p text:style-name="P73"><text:span text:style-name="Source_20_Text"><text:span text:style-name="T15">A continuacion, vamos a extraer un componente UserInfo que renderiza un Avatar al lado del nombre del usuario:</text:span></text:span></text:p>
      <text:p text:style-name="P73"><text:span text:style-name="Source_20_Text"><text:span text:style-name="T18"/></text:span></text:p>
      <text:p text:style-name="P104"><text:span text:style-name="Source_20_Text">function UserInfo(props) {</text:span></text:p>
      <text:p text:style-name="Preformatted_20_Text"><text:span text:style-name="Source_20_Text"><text:s text:c="2"/>return (</text:span></text:p>
      <text:p text:style-name="Preformatted_20_Text"><text:soft-page-break/><text:span text:style-name="Source_20_Text"><text:s text:c="4"/>&lt;div className="UserInfo"&gt;</text:span></text:p>
      <text:p text:style-name="Preformatted_20_Text"><text:span text:style-name="Source_20_Text"><text:s text:c="6"/>&lt;Avatar user={props.user} /&gt;</text:span></text:p>
      <text:p text:style-name="Preformatted_20_Text"><text:span text:style-name="Source_20_Text"><text:s text:c="6"/>&lt;div className="UserInfo-name"&gt;</text:span></text:p>
      <text:p text:style-name="Preformatted_20_Text"><text:span text:style-name="Source_20_Text"><text:s text:c="8"/>{props.user.name}</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50"><text:span text:style-name="Source_20_Text">}</text:span></text:p>
      <text:p text:style-name="P73"><text:span text:style-name="Source_20_Text"><text:span text:style-name="T15">Esto nos permite simplificar Comment aun más:</text:span></text:span></text:p>
      <text:p text:style-name="P73"><text:span text:style-name="Source_20_Text"><text:span text:style-name="T18"/></text:span></text:p>
      <text:p text:style-name="P104"><text:span text:style-name="Source_20_Text">function Comment(props) {</text:span></text:p>
      <text:p text:style-name="Preformatted_20_Text"><text:span text:style-name="Source_20_Text"><text:s text:c="2"/>return (</text:span></text:p>
      <text:p text:style-name="Preformatted_20_Text"><text:span text:style-name="Source_20_Text"><text:s text:c="4"/>&lt;div className="Comment"&gt;</text:span></text:p>
      <text:p text:style-name="Preformatted_20_Text"><text:span text:style-name="Source_20_Text"><text:s text:c="6"/>&lt;UserInfo user={props.author} /&gt;</text:span></text:p>
      <text:p text:style-name="Preformatted_20_Text"><text:span text:style-name="Source_20_Text"><text:s text:c="6"/>&lt;div className="Comment-text"&gt;</text:span></text:p>
      <text:p text:style-name="Preformatted_20_Text"><text:span text:style-name="Source_20_Text"><text:s text:c="8"/>{props.text}</text:span></text:p>
      <text:p text:style-name="Preformatted_20_Text"><text:span text:style-name="Source_20_Text"><text:s text:c="6"/>&lt;/div&gt;</text:span></text:p>
      <text:p text:style-name="Preformatted_20_Text"><text:span text:style-name="Source_20_Text"><text:s text:c="6"/>&lt;div className="Comment-date"&gt;</text:span></text:p>
      <text:p text:style-name="Preformatted_20_Text"><text:span text:style-name="Source_20_Text"><text:s text:c="8"/>{formatDate(props.date)}</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50"><text:span text:style-name="Source_20_Text">}</text:span></text:p>
      <text:p text:style-name="P73"><text:span text:style-name="Source_20_Text"><text:span text:style-name="T15">Extraer componentes puede parecer un trabajo pesado al principio, pero tener una paleta de componentes reutilizables vale la pena en aplicaciones más grandes. Una buena regla en general es que si una parte de su interfaz de usuario se usa varias veces (Button, Panel, Avatar), o es lo suficientemente compleja por sí misma (App, FeedStory, Comment), es buen candidato para ser un componente reutilizable.</text:span></text:span></text:p>
      <text:p text:style-name="P73"><text:span text:style-name="Source_20_Text"><text:span text:style-name="T18"/></text:span></text:p>
      <text:p text:style-name="P74"><text:span text:style-name="Source_20_Text"><text:span text:style-name="T20">Las props </text:span></text:span><text:span text:style-name="Source_20_Text"><text:span text:style-name="T21">son de solo lectura</text:span></text:span></text:p>
      <text:p text:style-name="P73"><text:span text:style-name="Source_20_Text"><text:span text:style-name="T18"/></text:span></text:p>
      <text:p text:style-name="P95"><text:span text:style-name="Source_20_Text"><text:span text:style-name="T18">Ya sea que declares un componente como una función o como una clase, este nunca debe modificar sus props. Considera esta función sum :</text:span></text:span></text:p>
      <text:p text:style-name="P73"><text:span text:style-name="Source_20_Text"><text:span text:style-name="T18"/></text:span></text:p>
      <text:p text:style-name="P104"><text:span text:style-name="Source_20_Text">function sum(a, b) {</text:span></text:p>
      <text:p text:style-name="Preformatted_20_Text"><text:span text:style-name="Source_20_Text"><text:s text:c="2"/>return a + b;</text:span></text:p>
      <text:p text:style-name="P50"><text:span text:style-name="Source_20_Text">}</text:span></text:p>
      <text:p text:style-name="P106"><text:span text:style-name="Source_20_Text"><text:span text:style-name="T15">Tales funciones son llamadas </text:span></text:span><text:a xlink:type="simple" xlink:href="https://es.wikipedia.org/wiki/Programación_funcional#Funciones_puras" office:target-frame-name="_blank" xlink:show="new" text:style-name="Internet_20_link" text:visited-style-name="Visited_20_Internet_20_Link"><text:span text:style-name="Source_20_Text"><text:span text:style-name="T15">“puras”</text:span></text:span></text:a><text:span text:style-name="Source_20_Text"><text:span text:style-name="T15"> porque no tratan de cambiar sus entradas, y siempre devuelven el mismo resultado para las mismas entradas.</text:span></text:span></text:p>
      <text:p text:style-name="P31">En contraste, esta función es impura porque cambia su propia entrada:</text:p>
      <text:p text:style-name="P104"><text:span text:style-name="Source_20_Text">function withdraw(account, amount) {</text:span></text:p>
      <text:p text:style-name="Preformatted_20_Text"><text:span text:style-name="Source_20_Text"><text:s text:c="2"/>account.total -= amount;</text:span></text:p>
      <text:p text:style-name="P50"><text:span text:style-name="Source_20_Text">}</text:span></text:p>
      <text:p text:style-name="P106"><text:span text:style-name="Source_20_Text"><text:span text:style-name="T22">React es bastante flexible pero tiene una sola regla estricta:</text:span></text:span></text:p>
      <text:p text:style-name="Text_20_body"><text:span text:style-name="Strong_20_Emphasis"><text:span text:style-name="T22">Todos los componentes de React deben actuar como funciones puras con respecto a sus props.</text:span></text:span></text:p>
      <text:p text:style-name="P41">Por supuesto, las interfaces de usuario de las aplicaciones son dinámicas y cambian con el tiempo. En la siguiente sección, introduciremos un nuevo concepto de “estado”. El estado le permite a los componentes de React cambiar su salida a lo largo del tiempo en respuesta a acciones del usuario, respuestas de red y cualquier otra cosa, sin violar esta regla.</text:p>
      <text:p text:style-name="P73"/>
      <text:p text:style-name="P90"><text:soft-page-break/>********************************************************************************</text:p>
      <text:p text:style-name="P72"/>
      <text:p text:style-name="P64">Estado y ciclo de vida</text:p>
      <text:p text:style-name="P97"/>
      <text:p text:style-name="P23">Se puede dar en distintas fases: montado – actualizacion – desmontado – Control de errores. <text:span text:style-name="T31">C</text:span>ada metodo <text:span text:style-name="T31">tiene</text:span> un prefijo will o did, depende si ocurre antes o despues de cierta accion.</text:p>
      <text:p text:style-name="P23"/>
      <text:p text:style-name="P20">Fase Montado</text:p>
      <text:p text:style-name="P23"/>
      <text:p text:style-name="P30">constructor(props)</text:p>
      <text:p text:style-name="P23">.inicializar el estado del componente.</text:p>
      <text:p text:style-name="P23">.Enlazar eventos</text:p>
      <text:p text:style-name="P23">.Setear variables globales.</text:p>
      <text:p text:style-name="P24">NOTA: El componente aun no se muestra</text:p>
      <text:p text:style-name="P23"/>
      <text:p text:style-name="P23"><text:span text:style-name="T13">c</text:span><text:span text:style-name="T11">omponentWillMount()</text:span>: Se ejecuta antes de que el componente sea montado.</text:p>
      <text:p text:style-name="P23">.Permite modificar el estado</text:p>
      <text:p text:style-name="P23">.No permite realizar llamados a APIs</text:p>
      <text:p text:style-name="P23">.No permite realiza suscripcion a eventos.</text:p>
      <text:p text:style-name="P24">NOTA: El componente aun no se muestr<text:span text:style-name="T28">a</text:span></text:p>
      <text:p text:style-name="P23"/>
      <text:p text:style-name="P25"><text:span text:style-name="T13">r</text:span><text:span text:style-name="T11">ender()</text:span>: Se toma las propiededes, los estados y el contexto. Genera la IU de nuestro componente</text:p>
      <text:p text:style-name="P25">.Debe ser una funcion pura.</text:p>
      <text:p text:style-name="P25">.No debe modificar el estado</text:p>
      <text:p text:style-name="P24">NOTA: El componente <text:span text:style-name="T29">ya</text:span> se muestra</text:p>
      <text:p text:style-name="P23"/>
      <text:p text:style-name="P23"><text:span text:style-name="T13">c</text:span><text:span text:style-name="T11">omponent</text:span><text:span text:style-name="T14">Did</text:span><text:span text:style-name="T11">Mount()</text:span>: Se ejecuta <text:span text:style-name="T29">despues</text:span> de que el componente sea montado <text:span text:style-name="T29">(el componente ya se renderizo).</text:span></text:p>
      <text:p text:style-name="P23">.<text:span text:style-name="T29">El mejor momento para llamar a APIs</text:span></text:p>
      <text:p text:style-name="P23">.<text:span text:style-name="T29">Realizar suscripciones a eventos.</text:span></text:p>
      <text:p text:style-name="P23">.<text:span text:style-name="T29">Modificar estados.</text:span></text:p>
      <text:p text:style-name="P23"/>
      <text:p text:style-name="P21">Fase Actualizacion</text:p>
      <text:p text:style-name="P26"/>
      <text:p text:style-name="P26"><text:span text:style-name="T11">componentWillReceiveProps(nextProps)</text:span>: Realiza cambios en los estados basado en las nuevas propiedades. Este metodo se ejecutar luego de que el componente recibe nuevas propiedades.</text:p>
      <text:p text:style-name="P26"/>
      <text:p text:style-name="P26"><text:span text:style-name="T11">shouldComponentUpdate(nextProps, nextState)</text:span>: <text:span text:style-name="T28">Se ejecuta antes de actualizar un componente.</text:span></text:p>
      <text:p text:style-name="P26">.<text:span text:style-name="T28">Valida si queremos renderizar o no el componente.</text:span></text:p>
      <text:p text:style-name="P26"/>
      <text:p text:style-name="P27"><text:span text:style-name="T11">componentWillUpdate</text:span><text:span text:style-name="T12">(nextProps, nextState)</text:span><text:span text:style-name="T30">: </text:span>Se va a ejecutar una vez que el metodo <text:span text:style-name="T30">shouldComponentUpdate </text:span>haya devuelto un true.</text:p>
      <text:p text:style-name="P27">.Podemos realizar cualquier tipo de preparacion antes de que se actualice la IU.</text:p>
      <text:p text:style-name="P27"/>
      <text:p text:style-name="P29"><text:span text:style-name="T31">r</text:span>ender()</text:p>
      <text:p text:style-name="P27"/>
      <text:p text:style-name="P27"><text:span text:style-name="T11">componentDidUpdate</text:span><text:span text:style-name="T12">(</text:span><text:span text:style-name="T11">prev</text:span><text:span text:style-name="T12">Props, </text:span><text:span text:style-name="T11">prev</text:span><text:span text:style-name="T12">State)</text:span><text:span text:style-name="T30">: <text:s/></text:span>Se ejecuta despues de actualizar un componente.</text:p>
      <text:p text:style-name="P26"/>
      <text:p text:style-name="P22">Fase Desmontado</text:p>
      <text:p text:style-name="P26"/>
      <text:p text:style-name="P27"><text:span text:style-name="T11">componentWillUnmount()</text:span>: Se utiliza para hacer la limpieza, ya que este es ejecuta antes de que un componente de desmonte.</text:p>
      <text:p text:style-name="P27">.Deja de escuchar eventos.</text:p>
      <text:p text:style-name="P27"><text:soft-page-break/>.Desuscribirse de un WebSocket</text:p>
      <text:p text:style-name="P27">.Cancelar peticiones HTTP</text:p>
      <text:p text:style-name="P26"/>
      <text:p text:style-name="P22">Control de errores</text:p>
      <text:p text:style-name="P26"/>
      <text:p text:style-name="P28"><text:span text:style-name="T11">componentDidCatch()</text:span>: Se enfoca en el control de errores al montar un componente.</text:p>
      <text:p text:style-name="P78">.Control de errores</text:p>
      <text:p text:style-name="P75"/>
      <text:p text:style-name="P91">********************************************************************************</text:p>
      <text:p text:style-name="P75"/>
      <text:p text:style-name="P65">React Router</text:p>
      <text:p text:style-name="P98"/>
      <text:p text:style-name="P79">React Router es una colección de componentes de navegacion dinámica. </text:p>
      <text:p text:style-name="P79"/>
      <text:p text:style-name="P80">.MPA (multiples paginas de aplicación): <text:span text:style-name="T34">Si hacemos</text:span> Request (<text:span text:style-name="T34">a</text:span> una pagina) Response (de la pagina), si quiero otra pagina Request (<text:span text:style-name="T34">de otra </text:span>pagina) Response (de la <text:span text:style-name="T34">otra</text:span> pagina) y asi sucesivamente...</text:p>
      <text:p text:style-name="P82">.<text:span text:style-name="T33">S</text:span>PA (<text:span text:style-name="T33">Simples</text:span> paginas de aplicación): <text:span text:style-name="T33">Una sola pagina que se reuliza para representar los diferentes componentes según la nevegacion. Funciona de la siguiente manera: <text:s/>Si hacemos</text:span> Request (<text:span text:style-name="T34">a</text:span> una pagina) Response (de la pagina), si quiero otra pagina Request (<text:span text:style-name="T34">de otra </text:span>pagina) Response (de la <text:span text:style-name="T34">otra</text:span> pagina), <text:span text:style-name="T34">pero… No existe la otra pagina, es la misma pagina (SPA). Lo que cambia es el contenido.</text:span></text:p>
      <text:p text:style-name="P81"/>
      <text:p text:style-name="P83">En SPA, es aquí donde ReactRouter se va a enfocar en ir mostrando los componentes según su navegacion.</text:p>
      <text:p text:style-name="P69"/>
      <text:p text:style-name="P84"><text:span text:style-name="T23">Instalacion</text:span>: npm install react-router-dom –save</text:p>
      <text:p text:style-name="P76"/>
      <text:p text:style-name="P92">********************************************************************************</text:p>
      <text:p text:style-name="P76"/>
      <text:p text:style-name="P66">Babel</text:p>
      <text:p text:style-name="P85"/>
      <text:p text:style-name="P85"><text:span text:style-name="T35">¿Que es </text:span>ECMAScript?</text:p>
      <text:p text:style-name="P85"/>
      <text:p text:style-name="P107">ECMA es el nombre de la <text:a xlink:type="simple" xlink:href="https://www.ecma-international.org/" office:target-frame-name="_blank" xlink:show="new" text:style-name="Internet_20_link" text:visited-style-name="Visited_20_Internet_20_Link">asociación europea de fabricantes de computadoras</text:a> (<text:span text:style-name="Emphasis">European Computer Manufacturer Association</text:span>). Se trata de una organización sin ánimo de lucro que se encarga, entre otras cosas, de regular el funcionamiento de muchos estándares de la industria mundial, no solo de Europa. Entre estos estándares se encuentran los de algunos lenguajes de programación, como por ejemplo C# (que es el <text:a xlink:type="simple" xlink:href="https://www.ecma-international.org/publications/standards/Ecma-334.htm" office:target-frame-name="_blank" xlink:show="new" text:style-name="Internet_20_link" text:visited-style-name="Visited_20_Internet_20_Link">estándar ECMA-334</text:a>), las extensiones del <text:a xlink:type="simple" xlink:href="https://www.ecma-international.org/publications/standards/Ecma-372.htm" office:target-frame-name="_blank" xlink:show="new" text:style-name="Internet_20_link" text:visited-style-name="Visited_20_Internet_20_Link">lenguaje C++/CLI</text:a>, el lenguaje de descripción de servicios Web (<text:a xlink:type="simple" xlink:href="https://www.ecma-international.org/publications/standards/Ecma-348.htm" office:target-frame-name="_blank" xlink:show="new" text:style-name="Internet_20_link" text:visited-style-name="Visited_20_Internet_20_Link">WSDL</text:a>) o, por supuesto, nuestro queridísimo <text:a xlink:type="simple" xlink:href="https://www.ecma-international.org/publications/standards/Ecma-262.htm" office:target-frame-name="_blank" xlink:show="new" text:style-name="Internet_20_link" text:visited-style-name="Visited_20_Internet_20_Link">ECMAScript</text:a> que es el estándar <text:span text:style-name="Strong_20_Emphasis">ECMA-262</text:span>.</text:p>
      <text:p text:style-name="Text_20_body"><text:span text:style-name="Strong_20_Emphasis">JavaScript es una de las implementaciones del estándar</text:span> ECMA-262, en concreto la que se usa en los navegadores. Pero existen otras implementaciones con sus propias extensiones, como por ejemplo <text:span text:style-name="Strong_20_Emphasis">ActionScript</text:span>, el lenguaje que se usaba para programar Flash  que se lanzó también en 1997.</text:p>
      <text:p text:style-name="P85"/>
      <text:p text:style-name="P87">¿Que es babel?</text:p>
      <text:p text:style-name="P84"/>
      <text:p text:style-name="P87">Create-react-app contiene babel. Babel es un conjunto de herramientas que son usadas principalmente para convertir javascript moderno a una version que sea compatible con cualquier <text:soft-page-break/>tipo de navegador. Esto es bueno, ya que podemos utilizar versiones muy modernas de javascript que no afecten la funcionalidad de nuestra aplicación.</text:p>
      <text:p text:style-name="P87"/>
      <text:p text:style-name="P88">Ej.: <text:s/>Los componentes funcionales se pueden escribir con arrow function.</text:p>
      <text:p text:style-name="P89"/>
      <text:p text:style-name="P89">En vez de esto</text:p>
      <text:p text:style-name="P89"/>
      <text:p text:style-name="P123">function AddExercise(props)</text:p>
      <text:p text:style-name="P109">{</text:p>
      <text:p text:style-name="P109">return(</text:p>
      <text:p text:style-name="P109">// Link: funciona como &lt;a href=...&gt;&lt;/a&gt; pero este ultimo hacer un reload de la pagina. Lo</text:p>
      <text:p text:style-name="P109">// cual no es bueno visualmente. Por eso se usa Link.</text:p>
      <text:p text:style-name="P109">&lt;Link to ="/exercise/new"&gt;</text:p>
      <text:p text:style-name="P109">&lt;img src={buttonmImg} className="tamaño-img center-img"/&gt; </text:p>
      <text:p text:style-name="P109">&lt;/Link&gt;</text:p>
      <text:p text:style-name="P109">)</text:p>
      <text:p text:style-name="P109">}</text:p>
      <text:p text:style-name="P109"/>
      <text:p text:style-name="P89">usamos esto</text:p>
      <text:p text:style-name="P89"/>
      <text:p text:style-name="P122">const AddExercise = () =&gt; ( </text:p>
      <text:p text:style-name="P109">// Link: funciona como &lt;a href=...&gt;&lt;/a&gt; pero este ultimo hacer un reload de la pagina. Lo</text:p>
      <text:p text:style-name="P109">// cual no es bueno visualmente. Por eso se usa Link.</text:p>
      <text:p text:style-name="P109">&lt;Link to ="/exercise/new"&gt;</text:p>
      <text:p text:style-name="P109">&lt;img src={buttonmImg} className="tamaño-img center-img"/&gt; </text:p>
      <text:p text:style-name="P109">&lt;/Link&gt;</text:p>
      <text:p text:style-name="P109">)</text:p>
      <text:p text:style-name="P77"/>
      <text:p text:style-name="P93">********************************************************************************</text:p>
      <text:p text:style-name="P77"/>
      <text:p text:style-name="P67">Events</text:p>
      <text:p text:style-name="P86"/>
      <text:p text:style-name="P84"/>
      <text:p text:style-name="P84"/>
      <text:p text:style-name="P108">)</text:p>
      <text:p text:style-name="P113"/>
      <text:p text:style-name="P117">********************************************************************************</text:p>
      <text:p text:style-name="P113"/>
      <text:p text:style-name="P118">React.Fragment</text:p>
      <text:p text:style-name="P114"/>
      <text:p text:style-name="P115">Cuando trabajamos con react tenemos el inconveniente en nuestro render(){} el cual nos va a permitir un solo elemento a la vez. Por ejemplo:</text:p>
      <text:p text:style-name="P119"/>
      <text:p text:style-name="P121">return(</text:p>
      <text:p text:style-name="P110"><text:tab/>&lt;<text:span text:style-name="T43">div</text:span>&gt;</text:p>
      <text:p text:style-name="P110"><text:tab/><text:tab/>&lt;Wellcome</text:p>
      <text:p text:style-name="P110"><text:tab/><text:tab/><text:tab/>name='Javier Ramos'</text:p>
      <text:p text:style-name="P110"><text:tab/><text:tab/>/&gt;</text:p>
      <text:p text:style-name="P110"><text:tab/><text:tab/>&lt;ExerciseList</text:p>
      <text:p text:style-name="P110"><text:tab/><text:tab/>exercises={this.state.data} </text:p>
      <text:p text:style-name="P110"><text:tab/><text:tab/>/&gt;</text:p>
      <text:p text:style-name="P110"><text:tab/><text:tab/>&lt;AddExercise/&gt;</text:p>
      <text:p text:style-name="P110"><text:soft-page-break/><text:tab/>&lt;/<text:span text:style-name="T43">div</text:span>&gt;</text:p>
      <text:p text:style-name="P112"><text:span text:style-name="T45">)</text:span></text:p>
      <text:p text:style-name="P115"/>
      <text:p text:style-name="P115">Podemos ver que todo debe ir encapsulado en un ‘div’, un elemento (innecesario) mas a nuestro DOM. Entonces para solventar esto se reemplaza por React.Fragment y lo que hace es, permitirnos retornar multiples elementos sin necesidad de crear un nuevo (div) dentro del DOM.</text:p>
      <text:p text:style-name="P115">Luego el codigo quedaria de la siguiente manera.</text:p>
      <text:p text:style-name="P119"/>
      <text:p text:style-name="P121">return(</text:p>
      <text:p text:style-name="P111"><text:tab/>&lt;<text:span text:style-name="T43">React.Fragment</text:span>&gt;</text:p>
      <text:p text:style-name="P111"><text:tab/><text:tab/>&lt;Wellcome</text:p>
      <text:p text:style-name="P111"><text:tab/><text:tab/><text:tab/>name='Javier Ramos'</text:p>
      <text:p text:style-name="P111"><text:tab/><text:tab/>/&gt;</text:p>
      <text:p text:style-name="P111"><text:tab/><text:tab/>&lt;ExerciseList</text:p>
      <text:p text:style-name="P111"><text:tab/><text:tab/>exercises={this.state.data} </text:p>
      <text:p text:style-name="P111"><text:tab/><text:tab/>/&gt;</text:p>
      <text:p text:style-name="P111"><text:tab/><text:tab/>&lt;AddExercise/&gt;</text:p>
      <text:p text:style-name="P111"><text:tab/>&lt;/<text:span text:style-name="T43">React.Fragment</text:span>&gt;</text:p>
      <text:p text:style-name="P120"><text:span text:style-name="T45">)</text:span></text:p>
      <text:p text:style-name="P124"><text:span text:style-name="T44"/></text:p>
      <text:p text:style-name="P117">********************************************************************************</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09:50:42.740860265</meta:creation-date>
    <dc:date>2020-09-02T10:34:01.796238754</dc:date>
    <meta:editing-duration>PT13H43M38S</meta:editing-duration>
    <meta:editing-cycles>16</meta:editing-cycles>
    <meta:generator>LibreOffice/6.0.7.3$Linux_X86_64 LibreOffice_project/00m0$Build-3</meta:generator>
    <meta:document-statistic meta:table-count="0" meta:image-count="0" meta:object-count="0" meta:page-count="13" meta:paragraph-count="344" meta:word-count="3844" meta:character-count="26147" meta:non-whitespace-character-count="22148"/>
  </office:meta>
</office:document-meta>
</file>